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fo:font-weight="bold" officeooo:rsid="003a6625" officeooo:paragraph-rsid="003a6625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font-size="13pt" fo:font-weight="bold" officeooo:rsid="003c8655" officeooo:paragraph-rsid="003c8655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fo:font-size="18pt" fo:font-weight="bold" officeooo:rsid="002ffefd" officeooo:paragraph-rsid="002ffefd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color="#21409a" fo:font-size="13pt" style:font-size-asian="13pt" style:font-size-complex="13pt"/>
    </style:style>
    <style:style style:name="P7" style:family="paragraph" style:parent-style-name="Preformatted_20_Text">
      <style:text-properties fo:background-color="transparent"/>
    </style:style>
    <style:style style:name="P8" style:family="paragraph" style:parent-style-name="Preformatted_20_Text">
      <style:text-properties fo:color="#ce181e"/>
    </style:style>
    <style:style style:name="P9" style:family="paragraph" style:parent-style-name="Preformatted_20_Text">
      <style:text-properties fo:color="#ce181e" officeooo:rsid="002e66b1" officeooo:paragraph-rsid="002e66b1"/>
    </style:style>
    <style:style style:name="P10" style:family="paragraph" style:parent-style-name="Preformatted_20_Text">
      <style:text-properties fo:background-color="#f37b70"/>
    </style:style>
    <style:style style:name="P11" style:family="paragraph" style:parent-style-name="Preformatted_20_Text">
      <style:text-properties officeooo:rsid="001bf008" officeooo:paragraph-rsid="001bf008"/>
    </style:style>
    <style:style style:name="P12" style:family="paragraph" style:parent-style-name="Preformatted_20_Text">
      <style:text-properties fo:background-color="#fcd4d1"/>
    </style:style>
    <style:style style:name="P13" style:family="paragraph" style:parent-style-name="Preformatted_20_Text">
      <style:text-properties officeooo:rsid="001e05bb" officeooo:paragraph-rsid="001f6cc7"/>
    </style:style>
    <style:style style:name="P14" style:family="paragraph" style:parent-style-name="Preformatted_20_Text">
      <style:text-properties fo:color="#00599d" fo:font-size="12pt" fo:font-weight="bold" officeooo:rsid="001e05bb" officeooo:paragraph-rsid="001f6cc7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fo:font-size="15pt" officeooo:rsid="001e05bb" officeooo:paragraph-rsid="001e05bb" style:font-size-asian="15pt" style:font-size-complex="15pt"/>
    </style:style>
    <style:style style:name="P16" style:family="paragraph" style:parent-style-name="Preformatted_20_Text">
      <style:text-properties fo:font-size="15pt" officeooo:rsid="001f6cc7" officeooo:paragraph-rsid="0040ece6" style:font-size-asian="15pt" style:font-size-complex="15pt"/>
    </style:style>
    <style:style style:name="P17" style:family="paragraph" style:parent-style-name="Preformatted_20_Text">
      <style:text-properties fo:font-size="15pt" officeooo:rsid="0040ece6" officeooo:paragraph-rsid="001f6cc7" style:font-size-asian="15pt" style:font-size-complex="15pt"/>
    </style:style>
    <style:style style:name="P18" style:family="paragraph" style:parent-style-name="Preformatted_20_Text">
      <style:text-properties fo:font-size="15pt" officeooo:rsid="0040ece6" officeooo:paragraph-rsid="0040ece6" style:font-size-asian="15pt" style:font-size-complex="15pt"/>
    </style:style>
    <style:style style:name="P19" style:family="paragraph" style:parent-style-name="Preformatted_20_Text">
      <style:text-properties officeooo:rsid="00222793" officeooo:paragraph-rsid="00222793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2793" officeooo:paragraph-rsid="00222793"/>
    </style:style>
    <style:style style:name="P21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rsid="004a5deb" officeooo:paragraph-rsid="004a5deb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rsid="004c0435" officeooo:paragraph-rsid="004c0435" style:font-size-asian="15pt" style:font-size-complex="15pt"/>
    </style:style>
    <style:style style:name="P23" style:family="paragraph" style:parent-style-name="Preformatted_20_Text">
      <style:text-properties fo:font-variant="normal" fo:text-transform="none" fo:color="#000000" style:font-name="monospace" fo:font-size="11.25pt" fo:letter-spacing="normal" fo:font-style="normal" fo:font-weight="normal" officeooo:paragraph-rsid="004a5deb"/>
    </style:style>
    <style:style style:name="P24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489ca6" officeooo:paragraph-rsid="00489ca6" style:font-size-asian="8.75pt" style:font-size-complex="10pt"/>
    </style:style>
    <style:style style:name="P25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17c95" officeooo:paragraph-rsid="00517c95" style:font-size-asian="8.75pt" style:font-size-complex="10pt"/>
    </style:style>
    <style:style style:name="P26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26c6d" officeooo:paragraph-rsid="00526c6d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37237" officeooo:paragraph-rsid="00537237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562ff" officeooo:paragraph-rsid="005562ff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74fbe" officeooo:paragraph-rsid="00574fbe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1f6cc7" officeooo:paragraph-rsid="00489ca6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40ece6" officeooo:paragraph-rsid="0040ece6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4a5deb" officeooo:paragraph-rsid="004a5deb" style:font-size-asian="15pt" style:font-size-complex="15pt"/>
    </style:style>
    <style:style style:name="P33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4a5deb" officeooo:paragraph-rsid="004c0435" style:font-size-asian="15pt" style:font-size-complex="15pt"/>
    </style:style>
    <style:style style:name="P34" style:family="paragraph" style:parent-style-name="Preformatted_20_Text">
      <style:text-properties fo:font-variant="normal" fo:text-transform="none" fo:color="#408080" style:font-name="monospace" fo:font-size="11.25pt" fo:letter-spacing="normal" fo:font-style="italic" fo:font-weight="normal" officeooo:rsid="0040ece6" officeooo:paragraph-rsid="0040ece6" style:font-size-asian="15pt" style:font-size-complex="15pt"/>
    </style:style>
    <style:style style:name="P35" style:family="paragraph" style:parent-style-name="Preformatted_20_Text">
      <style:text-properties fo:font-variant="normal" fo:text-transform="none" fo:color="#008000" style:font-name="monospace" fo:font-size="11.25pt" fo:letter-spacing="normal" fo:font-style="normal" fo:font-weight="bold" officeooo:rsid="0040ece6" officeooo:paragraph-rsid="0040ece6" style:font-size-asian="15pt" style:font-size-complex="15pt"/>
    </style:style>
    <style:style style:name="P36" style:family="paragraph" style:parent-style-name="Preformatted_20_Text">
      <style:text-properties officeooo:rsid="00236d77" officeooo:paragraph-rsid="00236d77"/>
    </style:style>
    <style:style style:name="P37" style:family="paragraph" style:parent-style-name="Preformatted_20_Text">
      <style:text-properties officeooo:rsid="0024147e" officeooo:paragraph-rsid="0024147e"/>
    </style:style>
    <style:style style:name="P38" style:family="paragraph" style:parent-style-name="Preformatted_20_Text">
      <style:text-properties officeooo:rsid="0024d775" officeooo:paragraph-rsid="0024d775"/>
    </style:style>
    <style:style style:name="P39" style:family="paragraph" style:parent-style-name="Preformatted_20_Text">
      <style:text-properties officeooo:rsid="0024f192" officeooo:paragraph-rsid="0024f192"/>
    </style:style>
    <style:style style:name="P40" style:family="paragraph" style:parent-style-name="Preformatted_20_Text">
      <style:text-properties officeooo:rsid="0024f192" officeooo:paragraph-rsid="00286e14"/>
    </style:style>
    <style:style style:name="P41" style:family="paragraph" style:parent-style-name="Preformatted_20_Text">
      <style:text-properties officeooo:rsid="0024f192" officeooo:paragraph-rsid="0029ad33"/>
    </style:style>
    <style:style style:name="P42" style:family="paragraph" style:parent-style-name="Preformatted_20_Text">
      <style:text-properties fo:color="#009598" fo:font-size="15pt" officeooo:rsid="001f6cc7" officeooo:paragraph-rsid="001f6cc7" style:font-size-asian="15pt" style:font-size-complex="15pt"/>
    </style:style>
    <style:style style:name="P43" style:family="paragraph" style:parent-style-name="Preformatted_20_Text">
      <style:text-properties officeooo:rsid="00286e14" officeooo:paragraph-rsid="00286e14"/>
    </style:style>
    <style:style style:name="P44" style:family="paragraph" style:parent-style-name="Preformatted_20_Text">
      <style:text-properties officeooo:rsid="00286e14" officeooo:paragraph-rsid="0040ece6"/>
    </style:style>
    <style:style style:name="P45" style:family="paragraph" style:parent-style-name="Preformatted_20_Text">
      <style:text-properties officeooo:rsid="0029ad33" officeooo:paragraph-rsid="0029ad33"/>
    </style:style>
    <style:style style:name="P46" style:family="paragraph" style:parent-style-name="Preformatted_20_Text">
      <style:text-properties officeooo:rsid="002ba94e" officeooo:paragraph-rsid="002ba94e"/>
    </style:style>
    <style:style style:name="P47" style:family="paragraph" style:parent-style-name="Preformatted_20_Text">
      <style:text-properties officeooo:rsid="002ca809" officeooo:paragraph-rsid="002ca809"/>
    </style:style>
    <style:style style:name="P48" style:family="paragraph" style:parent-style-name="Preformatted_20_Text">
      <style:text-properties fo:color="#000000" officeooo:rsid="002ca809" officeooo:paragraph-rsid="002ca809"/>
    </style:style>
    <style:style style:name="P49" style:family="paragraph" style:parent-style-name="Preformatted_20_Text">
      <style:text-properties fo:color="#000000" officeooo:rsid="003c8655" officeooo:paragraph-rsid="003c8655" fo:background-color="#fff9ae"/>
    </style:style>
    <style:style style:name="P50" style:family="paragraph" style:parent-style-name="Preformatted_20_Text">
      <style:text-properties fo:color="#000000" officeooo:rsid="003d9fc6" officeooo:paragraph-rsid="003d9fc6" fo:background-color="transparent"/>
    </style:style>
    <style:style style:name="P51" style:family="paragraph" style:parent-style-name="Preformatted_20_Text">
      <style:text-properties officeooo:paragraph-rsid="002ffefd"/>
    </style:style>
    <style:style style:name="P52" style:family="paragraph" style:parent-style-name="Preformatted_20_Text">
      <style:text-properties officeooo:rsid="002ffefd" officeooo:paragraph-rsid="002ffefd"/>
    </style:style>
    <style:style style:name="P53" style:family="paragraph" style:parent-style-name="Preformatted_20_Text">
      <style:text-properties officeooo:rsid="0031b393" officeooo:paragraph-rsid="0031b393"/>
    </style:style>
    <style:style style:name="P54" style:family="paragraph" style:parent-style-name="Preformatted_20_Text">
      <style:text-properties officeooo:rsid="0032915f"/>
    </style:style>
    <style:style style:name="P55" style:family="paragraph" style:parent-style-name="Preformatted_20_Text">
      <style:text-properties officeooo:rsid="0032915f" officeooo:paragraph-rsid="0032915f"/>
    </style:style>
    <style:style style:name="P56" style:family="paragraph" style:parent-style-name="Preformatted_20_Text">
      <style:text-properties officeooo:rsid="0034613d" officeooo:paragraph-rsid="0034613d"/>
    </style:style>
    <style:style style:name="P57" style:family="paragraph" style:parent-style-name="Preformatted_20_Text">
      <style:text-properties officeooo:rsid="0034613d" officeooo:paragraph-rsid="00358cca"/>
    </style:style>
    <style:style style:name="P58" style:family="paragraph" style:parent-style-name="Preformatted_20_Text">
      <style:text-properties officeooo:rsid="0034613d" officeooo:paragraph-rsid="00408713"/>
    </style:style>
    <style:style style:name="P59" style:family="paragraph" style:parent-style-name="Preformatted_20_Text">
      <style:text-properties officeooo:rsid="00358cca" officeooo:paragraph-rsid="00358cca"/>
    </style:style>
    <style:style style:name="P60" style:family="paragraph" style:parent-style-name="Preformatted_20_Text">
      <style:text-properties officeooo:rsid="00377801" officeooo:paragraph-rsid="00377801"/>
    </style:style>
    <style:style style:name="P61" style:family="paragraph" style:parent-style-name="Preformatted_20_Text">
      <style:text-properties officeooo:rsid="0038b1aa" officeooo:paragraph-rsid="0038b1aa"/>
    </style:style>
    <style:style style:name="P62" style:family="paragraph" style:parent-style-name="Preformatted_20_Text">
      <style:text-properties officeooo:rsid="003a6625" officeooo:paragraph-rsid="003a6625"/>
    </style:style>
    <style:style style:name="P63" style:family="paragraph" style:parent-style-name="Preformatted_20_Text">
      <style:text-properties fo:font-weight="bold" officeooo:rsid="00358cca" officeooo:paragraph-rsid="00377801" style:font-weight-asian="bold" style:font-weight-complex="bold"/>
    </style:style>
    <style:style style:name="P64" style:family="paragraph" style:parent-style-name="Preformatted_20_Text">
      <style:text-properties fo:font-weight="bold" officeooo:rsid="0038b1aa" officeooo:paragraph-rsid="0038b1aa" style:font-weight-asian="bold" style:font-weight-complex="bold"/>
    </style:style>
    <style:style style:name="P65" style:family="paragraph" style:parent-style-name="Preformatted_20_Text">
      <style:text-properties fo:font-style="normal" fo:font-weight="bold" officeooo:rsid="00377801" officeooo:paragraph-rsid="00377801" style:font-style-asian="normal" style:font-weight-asian="bold" style:font-style-complex="normal" style:font-weight-complex="bold"/>
    </style:style>
    <style:style style:name="P66" style:family="paragraph" style:parent-style-name="Preformatted_20_Text">
      <style:text-properties fo:color="#182f7c" officeooo:rsid="003c8655" officeooo:paragraph-rsid="003c8655" fo:background-color="#bce4e5"/>
    </style:style>
    <style:style style:name="P67" style:family="paragraph" style:parent-style-name="Preformatted_20_Text">
      <style:text-properties fo:color="#182f7c" officeooo:rsid="003d9fc6" officeooo:paragraph-rsid="003d9fc6" fo:background-color="#bce4e5"/>
    </style:style>
    <style:style style:name="P68" style:family="paragraph" style:parent-style-name="Preformatted_20_Text">
      <style:text-properties fo:color="#182f7c" officeooo:rsid="003d9fc6" officeooo:paragraph-rsid="003d9fc6" fo:background-color="#fff200"/>
    </style:style>
    <style:style style:name="P69" style:family="paragraph" style:parent-style-name="Preformatted_20_Text">
      <style:text-properties fo:color="#182f7c" officeooo:rsid="003c8655" officeooo:paragraph-rsid="003c8655" fo:background-color="#fff9ae"/>
    </style:style>
    <style:style style:name="P70" style:family="paragraph" style:parent-style-name="Preformatted_20_Text">
      <style:text-properties fo:color="#182f7c" officeooo:rsid="003c8655" officeooo:paragraph-rsid="003d86a7" fo:background-color="#fff9ae"/>
    </style:style>
    <style:style style:name="P71" style:family="paragraph" style:parent-style-name="Preformatted_20_Text">
      <style:text-properties fo:color="#182f7c" officeooo:rsid="003c8655" officeooo:paragraph-rsid="003c8655" fo:background-color="transparent"/>
    </style:style>
    <style:style style:name="P72" style:family="paragraph" style:parent-style-name="Preformatted_20_Text">
      <style:text-properties fo:color="#182f7c" officeooo:rsid="003d9fc6" officeooo:paragraph-rsid="003d9fc6" fo:background-color="transparent"/>
    </style:style>
    <style:style style:name="P73" style:family="paragraph" style:parent-style-name="Preformatted_20_Text">
      <style:text-properties fo:color="#182f7c" officeooo:rsid="003dd4e8" officeooo:paragraph-rsid="003dd4e8" fo:background-color="transparent"/>
    </style:style>
    <style:style style:name="P74" style:family="paragraph" style:parent-style-name="Preformatted_20_Text">
      <style:text-properties fo:color="#182f7c" fo:font-size="13pt" fo:font-weight="bold" officeooo:rsid="003c8655" officeooo:paragraph-rsid="003d9fc6" fo:background-color="#bce4e5" style:font-size-asian="13pt" style:font-weight-asian="bold" style:font-size-complex="13pt" style:font-weight-complex="bold"/>
    </style:style>
    <style:style style:name="P75" style:family="paragraph" style:parent-style-name="Preformatted_20_Text">
      <style:text-properties officeooo:rsid="003d9fc6" officeooo:paragraph-rsid="003d9fc6"/>
    </style:style>
    <style:style style:name="P76" style:family="paragraph" style:parent-style-name="Preformatted_20_Text">
      <style:text-properties officeooo:rsid="003d9fc6" officeooo:paragraph-rsid="003d9fc6" fo:background-color="#fff200"/>
    </style:style>
    <style:style style:name="P77" style:family="paragraph" style:parent-style-name="Preformatted_20_Text">
      <style:text-properties officeooo:rsid="003dd4e8" officeooo:paragraph-rsid="003dd4e8"/>
    </style:style>
    <style:style style:name="P78" style:family="paragraph" style:parent-style-name="Preformatted_20_Text">
      <style:text-properties officeooo:rsid="003f1963" officeooo:paragraph-rsid="003f1963"/>
    </style:style>
    <style:style style:name="P79" style:family="paragraph" style:parent-style-name="Preformatted_20_Text">
      <style:text-properties officeooo:rsid="003f1963" officeooo:paragraph-rsid="00408713"/>
    </style:style>
    <style:style style:name="P80" style:family="paragraph" style:parent-style-name="Preformatted_20_Text">
      <style:text-properties fo:font-style="italic" fo:font-weight="bold" officeooo:rsid="0034613d" officeooo:paragraph-rsid="0034613d" style:font-style-asian="italic" style:font-weight-asian="bold" style:font-style-complex="italic" style:font-weight-complex="bold"/>
    </style:style>
    <style:style style:name="P81" style:family="paragraph" style:parent-style-name="Preformatted_20_Text">
      <style:text-properties fo:font-style="italic" officeooo:paragraph-rsid="003f1963" fo:background-color="#fedcc6" style:font-style-asian="italic" style:font-style-complex="italic"/>
    </style:style>
    <style:style style:name="P82" style:family="paragraph" style:parent-style-name="Preformatted_20_Text">
      <style:text-properties fo:font-style="italic" fo:background-color="#fffbcc" style:font-style-asian="italic" style:font-style-complex="italic"/>
    </style:style>
    <style:style style:name="P83" style:family="paragraph" style:parent-style-name="Preformatted_20_Text">
      <style:text-properties officeooo:rsid="003f1963" officeooo:paragraph-rsid="003f1963" fo:background-color="#bce4e5"/>
    </style:style>
    <style:style style:name="P84" style:family="paragraph" style:parent-style-name="Preformatted_20_Text">
      <style:text-properties officeooo:rsid="003f1963" officeooo:paragraph-rsid="00408713" fo:background-color="#bce4e5"/>
    </style:style>
    <style:style style:name="P85" style:family="paragraph" style:parent-style-name="Preformatted_20_Text">
      <style:text-properties officeooo:rsid="003f1963" officeooo:paragraph-rsid="003f1963" fo:background-color="#fff9ae"/>
    </style:style>
    <style:style style:name="P86" style:family="paragraph" style:parent-style-name="Preformatted_20_Text">
      <style:text-properties officeooo:rsid="003f1963" officeooo:paragraph-rsid="00408713" fo:background-color="#fff9ae"/>
    </style:style>
    <style:style style:name="P87" style:family="paragraph" style:parent-style-name="Preformatted_20_Text">
      <style:text-properties officeooo:rsid="003f1963" officeooo:paragraph-rsid="00408713" fo:background-color="#adc5e7"/>
    </style:style>
    <style:style style:name="P88" style:family="paragraph" style:parent-style-name="Preformatted_20_Text">
      <style:text-properties officeooo:rsid="00408713" officeooo:paragraph-rsid="00408713" fo:background-color="#adc5e7"/>
    </style:style>
    <style:style style:name="P89" style:family="paragraph" style:parent-style-name="Preformatted_20_Text">
      <style:text-properties officeooo:paragraph-rsid="00408713"/>
    </style:style>
    <style:style style:name="P90" style:family="paragraph" style:parent-style-name="Preformatted_20_Text">
      <style:text-properties fo:color="#94070a" fo:font-style="italic" officeooo:rsid="003f1963" officeooo:paragraph-rsid="003f1963" fo:background-color="#fedcc6" style:font-style-asian="italic" style:font-style-complex="italic"/>
    </style:style>
    <style:style style:name="P91" style:family="paragraph" style:parent-style-name="Preformatted_20_Text">
      <style:text-properties fo:color="#94070a" fo:font-style="italic" officeooo:rsid="00408713" officeooo:paragraph-rsid="00408713" fo:background-color="#fedcc6" style:font-style-asian="italic" style:font-style-complex="italic"/>
    </style:style>
    <style:style style:name="P92" style:family="paragraph" style:parent-style-name="Preformatted_20_Text">
      <style:text-properties fo:font-size="10pt" officeooo:rsid="001f6cc7" officeooo:paragraph-rsid="00286e14" style:font-size-asian="8.75pt" style:font-size-complex="10pt"/>
    </style:style>
    <style:style style:name="P93" style:family="paragraph" style:parent-style-name="Preformatted_20_Text">
      <style:text-properties fo:font-size="10pt" officeooo:rsid="0041bdfb" officeooo:paragraph-rsid="0041bdfb" style:font-size-asian="8.75pt" style:font-size-complex="10pt"/>
    </style:style>
    <style:style style:name="P94" style:family="paragraph" style:parent-style-name="Preformatted_20_Text">
      <style:text-properties fo:font-size="10pt" officeooo:rsid="004328a1" officeooo:paragraph-rsid="004328a1" style:font-size-asian="8.75pt" style:font-size-complex="10pt"/>
    </style:style>
    <style:style style:name="P95" style:family="paragraph" style:parent-style-name="Preformatted_20_Text">
      <style:text-properties fo:font-size="32pt" fo:font-weight="bold" officeooo:rsid="00489ca6" officeooo:paragraph-rsid="00489ca6" style:font-size-asian="32pt" style:font-weight-asian="bold" style:font-size-complex="32pt" style:font-weight-complex="bold"/>
    </style:style>
    <style:style style:name="P96" style:family="paragraph" style:parent-style-name="Preformatted_20_Text">
      <style:text-properties fo:font-size="32pt" fo:font-weight="bold" officeooo:rsid="00517c95" officeooo:paragraph-rsid="00517c95" style:font-size-asian="32pt" style:font-weight-asian="bold" style:font-size-complex="32pt" style:font-weight-complex="bold"/>
    </style:style>
    <style:style style:name="P97" style:family="paragraph" style:parent-style-name="Preformatted_20_Text">
      <style:text-properties officeooo:paragraph-rsid="00489ca6"/>
    </style:style>
    <style:style style:name="P98" style:family="paragraph" style:parent-style-name="Preformatted_20_Text">
      <style:text-properties officeooo:rsid="004a5deb" officeooo:paragraph-rsid="004a5deb"/>
    </style:style>
    <style:style style:name="P99" style:family="paragraph" style:parent-style-name="Preformatted_20_Text">
      <style:text-properties officeooo:paragraph-rsid="004c0435"/>
    </style:style>
    <style:style style:name="P100" style:family="paragraph" style:parent-style-name="Preformatted_20_Text">
      <style:text-properties fo:font-size="11pt" officeooo:rsid="00489ca6" officeooo:paragraph-rsid="00489ca6" style:font-size-asian="11pt" style:font-size-complex="11pt"/>
    </style:style>
    <style:style style:name="P101" style:family="paragraph" style:parent-style-name="Preformatted_20_Text">
      <style:text-properties fo:font-size="11pt" officeooo:rsid="004917ee" officeooo:paragraph-rsid="00489ca6" style:font-size-asian="11pt" style:font-size-complex="11pt"/>
    </style:style>
    <style:style style:name="P102" style:family="paragraph" style:parent-style-name="Preformatted_20_Text">
      <style:text-properties officeooo:rsid="004e5ffd" officeooo:paragraph-rsid="004e5ffd"/>
    </style:style>
    <style:style style:name="P103" style:family="paragraph" style:parent-style-name="Standard">
      <style:text-properties officeooo:rsid="00408713" officeooo:paragraph-rsid="00408713" fo:background-color="#adc5e7"/>
    </style:style>
    <style:style style:name="P10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40ece6" officeooo:paragraph-rsid="0040ece6" style:font-size-asian="15pt" style:font-size-complex="15pt"/>
    </style:style>
    <style:style style:name="P105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4a5deb" officeooo:paragraph-rsid="004a5deb" style:font-size-asian="15pt" style:font-size-complex="15pt"/>
    </style:style>
    <style:style style:name="P10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07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orphans="2" fo:widows="2" fo:background-color="#f8f9fa" fo:padding="0.049cm" fo:border="0.06pt solid #2f6fab"/>
      <style:text-properties fo:font-variant="normal" fo:text-transform="none" fo:color="#000000" style:font-name="monospace" fo:font-size="11.25pt" fo:letter-spacing="normal" fo:font-style="normal" fo:font-weight="normal" officeooo:paragraph-rsid="004917ee"/>
    </style:style>
    <style:style style:name="P108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orphans="2" fo:widows="2" fo:background-color="#f8f9fa" fo:padding="0.049cm" fo:border="0.06pt solid #2f6fab"/>
      <style:text-properties fo:font-variant="normal" fo:text-transform="none" fo:color="#000000" style:font-name="monospace" fo:font-size="11.25pt" fo:letter-spacing="normal" fo:font-style="normal" fo:font-weight="normal" officeooo:rsid="004a5deb" officeooo:paragraph-rsid="004c0435" style:font-size-asian="15pt" style:font-size-complex="15pt"/>
    </style:style>
    <style:style style:name="P109" style:family="paragraph" style:parent-style-name="Preformatted_20_Text">
      <loext:graphic-properties draw:fill="solid" draw:fill-color="#f8f9fa" draw:opacity="100%"/>
      <style:paragraph-properties fo:margin-top="0cm" fo:margin-bottom="0.499cm" loext:contextual-spacing="false" fo:orphans="2" fo:widows="2" fo:background-color="#f8f9fa" fo:padding="0.049cm" fo:border="0.06pt solid #2f6fab"/>
      <style:text-properties fo:font-variant="normal" fo:text-transform="none" fo:color="#000000" style:font-name="monospace" fo:font-size="11.25pt" fo:letter-spacing="normal" fo:font-style="normal" fo:font-weight="normal" officeooo:rsid="0040ece6" officeooo:paragraph-rsid="004c0435" style:font-size-asian="15pt" style:font-size-complex="15pt"/>
    </style:style>
    <style:style style:name="P110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2f6fab"/>
      <style:text-properties fo:font-variant="normal" fo:text-transform="none" fo:color="#000000" fo:letter-spacing="normal"/>
    </style:style>
    <style:style style:name="P111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2f6fab"/>
      <style:text-properties fo:font-variant="normal" fo:text-transform="none" fo:color="#000000" fo:letter-spacing="normal" officeooo:paragraph-rsid="004917ee"/>
    </style:style>
    <style:style style:name="P112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2f6fab"/>
      <style:text-properties fo:font-variant="normal" fo:text-transform="none" fo:color="#000000" style:font-name="monospace" fo:font-size="11.25pt" fo:letter-spacing="normal" fo:font-style="normal" fo:font-weight="normal" officeooo:rsid="0040ece6" officeooo:paragraph-rsid="004917ee" style:font-size-asian="15pt" style:font-weight-asian="normal" style:font-size-complex="15pt" style:font-weight-complex="normal"/>
    </style:style>
    <style:style style:name="P113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2f6fab"/>
      <style:text-properties fo:font-variant="normal" fo:text-transform="none" fo:color="#000000" style:font-name="monospace" fo:font-size="11.25pt" fo:letter-spacing="normal" fo:font-style="normal" fo:font-weight="bold" officeooo:rsid="0040ece6" officeooo:paragraph-rsid="004917ee" style:font-size-asian="15pt" style:font-weight-asian="bold" style:font-size-complex="15pt" style:font-weight-complex="bold"/>
    </style:style>
    <style:style style:name="P114" style:family="paragraph" style:parent-style-name="Preformatted_20_Text">
      <loext:graphic-properties draw:fill="solid" draw:fill-color="#f8f9fa" draw:opacity="100%"/>
      <style:paragraph-properties fo:orphans="2" fo:widows="2" fo:background-color="#f8f9fa" fo:padding="0.049cm" fo:border="0.06pt solid #2f6fab"/>
      <style:text-properties fo:font-variant="normal" fo:text-transform="none" fo:color="#408080" style:font-name="monospace" fo:font-size="11.25pt" fo:letter-spacing="normal" fo:font-style="italic" fo:font-weight="normal" officeooo:rsid="0040ece6" officeooo:paragraph-rsid="004917ee" style:font-size-asian="15pt" style:font-size-complex="15pt"/>
    </style:style>
    <style:style style:name="P115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16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 officeooo:paragraph-rsid="004a5deb"/>
    </style:style>
    <style:style style:name="P117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18" style:family="paragraph" style:parent-style-name="Preformatted_20_Text" style:list-style-name="L1">
      <style:text-properties officeooo:rsid="002ffefd" officeooo:paragraph-rsid="002ffefd"/>
    </style:style>
    <style:style style:name="P119" style:family="paragraph" style:parent-style-name="Preformatted_20_Text" style:list-style-name="L2">
      <style:text-properties officeooo:rsid="00358cca" officeooo:paragraph-rsid="00377801"/>
    </style:style>
    <style:style style:name="P120" style:family="paragraph" style:parent-style-name="Preformatted_20_Text" style:list-style-name="L2">
      <style:text-properties officeooo:rsid="00377801" officeooo:paragraph-rsid="00377801"/>
    </style:style>
    <style:style style:name="P121" style:family="paragraph" style:parent-style-name="Preformatted_20_Text" style:list-style-name="L3">
      <style:text-properties officeooo:rsid="00377801" officeooo:paragraph-rsid="00377801"/>
    </style:style>
    <style:style style:name="P122" style:family="paragraph" style:parent-style-name="Preformatted_20_Text" style:list-style-name="L4">
      <style:text-properties officeooo:rsid="0038b1aa" officeooo:paragraph-rsid="0038b1aa"/>
    </style:style>
    <style:style style:name="P123" style:family="paragraph" style:parent-style-name="Preformatted_20_Text" style:list-style-name="L5">
      <style:text-properties officeooo:rsid="003ac1df" officeooo:paragraph-rsid="003ac1df"/>
    </style:style>
    <style:style style:name="P124" style:family="paragraph" style:parent-style-name="Preformatted_20_Text" style:list-style-name="L6">
      <style:text-properties officeooo:rsid="003a6625" officeooo:paragraph-rsid="003a6625"/>
    </style:style>
    <style:style style:name="P125" style:family="paragraph" style:parent-style-name="Preformatted_20_Text" style:list-style-name="L7">
      <style:text-properties officeooo:paragraph-rsid="00489ca6"/>
    </style:style>
    <style:style style:name="P12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127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5adce0" officeooo:paragraph-rsid="005adce0" style:font-size-asian="8.75pt" style:font-weight-asian="normal" style:font-size-complex="10pt" style:font-weight-complex="normal"/>
    </style:style>
    <style:style style:name="P128" style:family="paragraph">
      <loext:graphic-properties draw:fill-color="#fff9ae"/>
    </style:style>
    <style:style style:name="P129" style:family="paragraph">
      <loext:graphic-properties draw:fill-color="#fff9ae"/>
      <style:text-properties fo:font-size="12pt"/>
    </style:style>
    <style:style style:name="T1" style:family="text">
      <style:text-properties fo:color="#21409a" fo:font-size="12pt" style:font-size-asian="12pt" style:font-size-complex="12pt"/>
    </style:style>
    <style:style style:name="T2" style:family="text">
      <style:text-properties fo:color="#21409a" fo:font-size="13pt" style:font-size-asian="13pt" style:font-size-complex="13pt"/>
    </style:style>
    <style:style style:name="T3" style:family="text">
      <style:text-properties fo:color="#21409a" fo:font-size="13pt" officeooo:rsid="001b6b52" style:font-size-asian="13pt" style:font-size-complex="13pt"/>
    </style:style>
    <style:style style:name="T4" style:family="text">
      <style:text-properties officeooo:rsid="001b6b52"/>
    </style:style>
    <style:style style:name="T5" style:family="text">
      <style:text-properties officeooo:rsid="001bf008"/>
    </style:style>
    <style:style style:name="T6" style:family="text">
      <style:text-properties fo:color="#000000" fo:background-color="#f37b70" loext:char-shading-value="0"/>
    </style:style>
    <style:style style:name="T7" style:family="text">
      <style:text-properties fo:color="#000000" fo:background-color="#f8aa97" loext:char-shading-value="0"/>
    </style:style>
    <style:style style:name="T8" style:family="text">
      <style:text-properties fo:background-color="#e3d200" loext:char-shading-value="0"/>
    </style:style>
    <style:style style:name="T9" style:family="text">
      <style:text-properties officeooo:rsid="001ce5cb"/>
    </style:style>
    <style:style style:name="T10" style:family="text">
      <style:text-properties fo:background-color="#fdb94d" loext:char-shading-value="0"/>
    </style:style>
    <style:style style:name="T11" style:family="text">
      <style:text-properties fo:background-color="#fff450" loext:char-shading-value="0"/>
    </style:style>
    <style:style style:name="T12" style:family="text">
      <style:text-properties fo:color="#00599d"/>
    </style:style>
    <style:style style:name="T13" style:family="text">
      <style:text-properties fo:color="#00599d" fo:background-color="#fff200" loext:char-shading-value="0"/>
    </style:style>
    <style:style style:name="T14" style:family="text">
      <style:text-properties fo:color="#00599d" fo:background-color="#fff9ae" loext:char-shading-value="0"/>
    </style:style>
    <style:style style:name="T15" style:family="text">
      <style:text-properties fo:color="#00599d" officeooo:rsid="003f1963" fo:background-color="#fff9ae" loext:char-shading-value="0"/>
    </style:style>
    <style:style style:name="T16" style:family="text">
      <style:text-properties fo:color="#820f71"/>
    </style:style>
    <style:style style:name="T17" style:family="text">
      <style:text-properties fo:color="#820f71" officeooo:rsid="00236d77"/>
    </style:style>
    <style:style style:name="T18" style:family="text">
      <style:text-properties fo:color="#407927"/>
    </style:style>
    <style:style style:name="T19" style:family="text">
      <style:text-properties fo:color="#00864b"/>
    </style:style>
    <style:style style:name="T20" style:family="text">
      <style:text-properties officeooo:rsid="001f6cc7"/>
    </style:style>
    <style:style style:name="T21" style:family="text">
      <style:text-properties officeooo:rsid="0020fc1b"/>
    </style:style>
    <style:style style:name="T22" style:family="text">
      <style:text-properties fo:color="#008000" fo:font-weight="bold"/>
    </style:style>
    <style:style style:name="T23" style:family="text">
      <style:text-properties fo:color="#008000" fo:font-weight="bold" officeooo:rsid="0040ece6" style:font-size-asian="15pt" style:font-size-complex="15pt"/>
    </style:style>
    <style:style style:name="T24" style:family="text">
      <style:text-properties fo:color="#008000" fo:font-weight="bold" officeooo:rsid="004917ee" style:font-size-asian="15pt" style:font-size-complex="15pt"/>
    </style:style>
    <style:style style:name="T25" style:family="text">
      <style:text-properties fo:color="#008000" style:font-name="monospace" fo:font-size="11.25pt" fo:font-style="normal" fo:font-weight="bold"/>
    </style:style>
    <style:style style:name="T26" style:family="text">
      <style:text-properties fo:color="#008000" style:font-name="monospace" fo:font-size="11.25pt" fo:font-style="normal" fo:font-weight="normal" fo:background-color="#fff200" loext:char-shading-value="0"/>
    </style:style>
    <style:style style:name="T27" style:family="text">
      <style:text-properties officeooo:rsid="00229bef"/>
    </style:style>
    <style:style style:name="T28" style:family="text">
      <style:text-properties officeooo:rsid="00236d77"/>
    </style:style>
    <style:style style:name="T29" style:family="text">
      <style:text-properties fo:background-color="#f79448" loext:char-shading-value="0"/>
    </style:style>
    <style:style style:name="T30" style:family="text">
      <style:text-properties officeooo:rsid="00248c5c"/>
    </style:style>
    <style:style style:name="T31" style:family="text">
      <style:text-properties officeooo:rsid="002fa2d6"/>
    </style:style>
    <style:style style:name="T32" style:family="text">
      <style:text-properties officeooo:rsid="002ffefd"/>
    </style:style>
    <style:style style:name="T33" style:family="text">
      <style:text-properties officeooo:rsid="0034613d"/>
    </style:style>
    <style:style style:name="T34" style:family="text">
      <style:text-properties officeooo:rsid="00358cca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3c8655" style:font-weight-asian="bold" style:font-weight-complex="bold"/>
    </style:style>
    <style:style style:name="T38" style:family="text">
      <style:text-properties fo:font-weight="bold" officeooo:rsid="00489ca6" style:font-weight-asian="bold" style:font-weight-complex="bold"/>
    </style:style>
    <style:style style:name="T39" style:family="text">
      <style:text-properties fo:font-weight="bold" officeooo:rsid="0040ece6" style:font-weight-asian="bold" style:font-weight-complex="bold"/>
    </style:style>
    <style:style style:name="T40" style:family="text">
      <style:text-properties fo:font-weight="bold" officeooo:rsid="004c0435" style:font-weight-asian="bold" style:font-weight-complex="bold"/>
    </style:style>
    <style:style style:name="T41" style:family="text">
      <style:text-properties fo:font-weight="bold" fo:background-color="#fcc79b" loext:char-shading-value="0" style:font-weight-asian="bold" style:font-weight-complex="bold"/>
    </style:style>
    <style:style style:name="T42" style:family="text">
      <style:text-properties fo:font-weight="bold" fo:background-color="#adc5e7" loext:char-shading-value="0" style:font-weight-asian="bold" style:font-weight-complex="bold"/>
    </style:style>
    <style:style style:name="T43" style:family="text">
      <style:text-properties fo:font-weight="bold" officeooo:rsid="0040ece6" style:font-size-asian="15pt" style:font-weight-asian="bold" style:font-size-complex="15pt" style:font-weight-complex="bold"/>
    </style:style>
    <style:style style:name="T44" style:family="text">
      <style:text-properties fo:font-weight="bold" officeooo:rsid="004a5deb" style:font-size-asian="15pt" style:font-weight-asian="bold" style:font-size-complex="15pt" style:font-weight-complex="bold"/>
    </style:style>
    <style:style style:name="T45" style:family="text">
      <style:text-properties officeooo:rsid="00377801"/>
    </style:style>
    <style:style style:name="T46" style:family="text">
      <style:text-properties officeooo:rsid="0038b1aa"/>
    </style:style>
    <style:style style:name="T47" style:family="text">
      <style:text-properties officeooo:rsid="003c8655"/>
    </style:style>
    <style:style style:name="T48" style:family="text">
      <style:text-properties fo:color="#ce181e"/>
    </style:style>
    <style:style style:name="T49" style:family="text">
      <style:text-properties fo:background-color="#fcc79b" loext:char-shading-value="0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d9fc6" fo:background-color="transparent" loext:char-shading-value="0"/>
    </style:style>
    <style:style style:name="T52" style:family="text">
      <style:text-properties officeooo:rsid="003d86a7"/>
    </style:style>
    <style:style style:name="T53" style:family="text">
      <style:text-properties fo:font-size="7pt" officeooo:rsid="003d86a7" style:font-size-asian="7pt" style:font-size-complex="7pt"/>
    </style:style>
    <style:style style:name="T54" style:family="text">
      <style:text-properties fo:font-size="10.5pt" fo:background-color="transparent" loext:char-shading-value="0" style:font-size-asian="10.5pt" style:font-size-complex="10.5pt"/>
    </style:style>
    <style:style style:name="T55" style:family="text">
      <style:text-properties fo:font-size="10.5pt" officeooo:rsid="003d9fc6" fo:background-color="transparent" loext:char-shading-value="0" style:font-size-asian="10.5pt" style:font-size-complex="10.5pt"/>
    </style:style>
    <style:style style:name="T56" style:family="text">
      <style:text-properties officeooo:rsid="003dd4e8"/>
    </style:style>
    <style:style style:name="T57" style:family="text">
      <style:text-properties fo:background-color="#fff9ae" loext:char-shading-value="0"/>
    </style:style>
    <style:style style:name="T58" style:family="text">
      <style:text-properties officeooo:rsid="003f1963" fo:background-color="#fff9ae" loext:char-shading-value="0"/>
    </style:style>
    <style:style style:name="T59" style:family="text">
      <style:text-properties fo:background-color="#f58220" loext:char-shading-value="0"/>
    </style:style>
    <style:style style:name="T60" style:family="text">
      <style:text-properties fo:background-color="#ed1c24" loext:char-shading-value="0"/>
    </style:style>
    <style:style style:name="T61" style:family="text">
      <style:text-properties officeooo:rsid="003f1963" fo:background-color="#ed1c24" loext:char-shading-value="0"/>
    </style:style>
    <style:style style:name="T62" style:family="text">
      <style:text-properties fo:background-color="#fffbcc" loext:char-shading-value="0"/>
    </style:style>
    <style:style style:name="T63" style:family="text">
      <style:text-properties officeooo:rsid="00408713"/>
    </style:style>
    <style:style style:name="T64" style:family="text">
      <style:text-properties fo:background-color="#ce181e" loext:char-shading-value="0"/>
    </style:style>
    <style:style style:name="T65" style:family="text">
      <style:text-properties officeooo:rsid="004328a1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ize="11pt" officeooo:rsid="00489ca6" style:font-size-asian="11pt" style:font-size-complex="11pt"/>
    </style:style>
    <style:style style:name="T69" style:family="text">
      <style:text-properties fo:font-size="11pt" officeooo:rsid="004917ee" style:font-size-asian="11pt" style:font-size-complex="11pt"/>
    </style:style>
    <style:style style:name="T70" style:family="text">
      <style:text-properties fo:font-variant="normal" fo:text-transform="none" fo:color="#222222" style:font-name="sans-serif" fo:font-size="10.5pt" fo:letter-spacing="normal" fo:font-style="normal" fo:font-weight="normal" officeooo:rsid="00489ca6" style:font-size-asian="15pt" style:font-size-complex="15pt"/>
    </style:style>
    <style:style style:name="T71" style:family="text">
      <style:text-properties fo:font-variant="normal" fo:text-transform="none" fo:color="#222222" style:font-name="sans-serif" fo:font-size="10.5pt" fo:letter-spacing="normal" fo:font-style="normal" fo:font-weight="bold" officeooo:rsid="00489ca6" style:font-size-asian="15pt" style:font-weight-asian="bold" style:font-size-complex="15pt" style:font-weight-complex="bold"/>
    </style:style>
    <style:style style:name="T72" style:family="text">
      <style:text-properties fo:font-variant="normal" fo:text-transform="none" fo:color="#000000" style:font-name="monospace" fo:font-size="11.25pt" fo:letter-spacing="normal" fo:font-style="normal" fo:font-weight="normal" officeooo:rsid="004c0435" style:font-size-asian="15pt" style:font-size-complex="15pt"/>
    </style:style>
    <style:style style:name="T73" style:family="text">
      <style:text-properties fo:background-color="#fcd3c1" loext:char-shading-value="0"/>
    </style:style>
    <style:style style:name="T74" style:family="text">
      <style:text-properties fo:background-color="#adc5e7" loext:char-shading-value="0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89ca6" style:font-weight-asian="normal" style:font-weight-complex="normal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78" style:family="text">
      <style:text-properties fo:font-size="10pt" fo:font-weight="bold" fo:background-color="#fcd3c1" loext:char-shading-value="0" style:font-size-asian="10pt" style:font-weight-asian="bold" style:font-size-complex="10pt" style:font-weight-complex="bold"/>
    </style:style>
    <style:style style:name="T79" style:family="text">
      <style:text-properties fo:color="#b00040"/>
    </style:style>
    <style:style style:name="T80" style:family="text">
      <style:text-properties fo:color="#b00040" style:font-name="monospace" fo:font-size="11.25pt" fo:font-style="normal" fo:font-weight="normal" officeooo:rsid="0040ece6" fo:background-color="#fffbcc" loext:char-shading-value="0" style:font-size-asian="15pt" style:font-size-complex="15pt"/>
    </style:style>
    <style:style style:name="T81" style:family="text">
      <style:text-properties fo:color="#b00040" officeooo:rsid="0040ece6" style:font-size-asian="15pt" style:font-size-complex="15pt"/>
    </style:style>
    <style:style style:name="T82" style:family="text">
      <style:text-properties fo:color="#666666"/>
    </style:style>
    <style:style style:name="T83" style:family="text">
      <style:text-properties fo:color="#666666" style:font-name="monospace" fo:font-size="11.25pt" fo:font-style="normal" fo:font-weight="normal"/>
    </style:style>
    <style:style style:name="T84" style:family="text">
      <style:text-properties fo:color="#666666" style:font-name="monospace" fo:font-size="11.25pt" fo:font-style="normal" fo:font-weight="normal" fo:background-color="#fff200" loext:char-shading-value="0"/>
    </style:style>
    <style:style style:name="T85" style:family="text">
      <style:text-properties fo:color="#666666" style:font-name="monospace" fo:font-size="11.25pt" fo:font-style="normal" fo:font-weight="normal" officeooo:rsid="0040ece6" fo:background-color="#fffbcc" loext:char-shading-value="0" style:font-size-asian="15pt" style:font-size-complex="15pt"/>
    </style:style>
    <style:style style:name="T86" style:family="text">
      <style:text-properties fo:color="#666666" officeooo:rsid="0040ece6" style:font-size-asian="15pt" style:font-size-complex="15pt"/>
    </style:style>
    <style:style style:name="T87" style:family="text">
      <style:text-properties fo:color="#408080" style:font-name="monospace" fo:font-size="11.25pt" fo:font-style="italic" fo:font-weight="normal"/>
    </style:style>
    <style:style style:name="T88" style:family="text">
      <style:text-properties fo:color="#408080" style:font-name="monospace" fo:font-size="11.25pt" fo:font-style="italic" fo:font-weight="normal" officeooo:rsid="0040ece6" style:font-size-asian="15pt" style:font-size-complex="15pt"/>
    </style:style>
    <style:style style:name="T89" style:family="text">
      <style:text-properties fo:color="#ba2121"/>
    </style:style>
    <style:style style:name="T90" style:family="text">
      <style:text-properties fo:color="#ba2121" style:font-name="monospace" fo:font-size="11.25pt" fo:font-style="normal" fo:font-weight="normal"/>
    </style:style>
    <style:style style:name="T91" style:family="text">
      <style:text-properties style:font-name="monospace" fo:font-size="11.25pt" fo:font-style="normal" fo:font-weight="normal"/>
    </style:style>
    <style:style style:name="T92" style:family="text">
      <style:text-properties style:font-name="monospace" fo:font-size="11.25pt" fo:font-style="normal" fo:font-weight="normal" officeooo:rsid="0040ece6" style:font-size-asian="15pt" style:font-size-complex="15pt"/>
    </style:style>
    <style:style style:name="T93" style:family="text">
      <style:text-properties style:font-name="monospace" fo:font-size="11.25pt" fo:font-style="normal" fo:font-weight="normal" officeooo:rsid="0040ece6" fo:background-color="#fffbcc" loext:char-shading-value="0" style:font-size-asian="15pt" style:font-size-complex="15pt"/>
    </style:style>
    <style:style style:name="T94" style:family="text">
      <style:text-properties style:font-name="monospace" fo:font-size="11.25pt" fo:font-style="normal" fo:font-weight="normal" officeooo:rsid="004917ee"/>
    </style:style>
    <style:style style:name="T95" style:family="text">
      <style:text-properties fo:color="#bb6622" style:font-name="monospace" fo:font-size="11.25pt" fo:font-style="normal" fo:font-weight="bold"/>
    </style:style>
    <style:style style:name="T96" style:family="text">
      <style:text-properties officeooo:rsid="0040ece6" style:font-size-asian="15pt" style:font-size-complex="15pt"/>
    </style:style>
    <style:style style:name="T97" style:family="text">
      <style:text-properties officeooo:rsid="004a5deb" style:font-size-asian="15pt" style:font-size-complex="15pt"/>
    </style:style>
    <style:style style:name="T98" style:family="text">
      <style:text-properties fo:font-size="13pt" fo:font-weight="bold" style:font-size-asian="13pt" style:font-weight-asian="bold" style:font-size-complex="13pt" style:font-weight-complex="bold"/>
    </style:style>
    <style:style style:name="T99" style:family="text">
      <style:text-properties fo:font-size="13pt" fo:font-weight="bold" officeooo:rsid="004917ee" style:font-size-asian="13pt" style:font-weight-asian="bold" style:font-size-complex="13pt" style:font-weight-complex="bold"/>
    </style:style>
    <style:style style:name="T100" style:family="text">
      <style:text-properties fo:font-size="13pt" fo:font-weight="normal" style:font-size-asian="13pt" style:font-weight-asian="normal" style:font-size-complex="13pt" style:font-weight-complex="normal"/>
    </style:style>
    <style:style style:name="T101" style:family="text">
      <style:text-properties fo:font-size="13pt" fo:background-color="#fffbcc" loext:char-shading-value="0" style:font-size-asian="13pt" style:font-size-complex="13pt"/>
    </style:style>
    <style:style style:name="T102" style:family="text">
      <style:text-properties officeooo:rsid="004a5deb"/>
    </style:style>
    <style:style style:name="T103" style:family="text">
      <style:text-properties officeooo:rsid="0040ece6"/>
    </style:style>
    <style:style style:name="T104" style:family="text">
      <style:text-properties officeooo:rsid="00517c95"/>
    </style:style>
    <style:style style:name="T105" style:family="text">
      <style:text-properties officeooo:rsid="005562ff"/>
    </style:style>
    <style:style style:name="T106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fill-color="#fff9ae" draw:textarea-horizontal-align="justify" draw:textarea-vertical-align="middle" draw:auto-grow-height="false" fo:min-height="1.882cm" fo:min-width="4.7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9ae" draw:textarea-horizontal-align="justify" draw:textarea-vertical-align="middle" draw:auto-grow-height="false" fo:min-height="2.097cm" fo:min-width="4.80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9ae" draw:textarea-horizontal-align="justify" draw:textarea-vertical-align="middle" draw:auto-grow-height="false" fo:min-height="1.882cm" fo:min-width="3.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9ae" draw:textarea-horizontal-align="justify" draw:textarea-vertical-align="middle" draw:auto-grow-height="false" fo:min-height="0.767cm" fo:min-width="6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9ae" draw:textarea-horizontal-align="justify" draw:textarea-vertical-align="middle" draw:auto-grow-height="false" fo:min-height="0.714cm" fo:min-width="7.6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9ae" draw:textarea-horizontal-align="justify" draw:textarea-vertical-align="middle" draw:auto-grow-height="false" fo:min-height="1.87cm" fo:min-width="5.8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f9ae" draw:textarea-horizontal-align="justify" draw:textarea-vertical-align="middle" draw:auto-grow-height="false" fo:min-height="0.868cm" fo:min-width="10.1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f9ae" draw:textarea-horizontal-align="justify" draw:textarea-vertical-align="middle" draw:auto-grow-height="false" fo:min-height="2.866cm" fo:min-width="7.5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fff9ae" draw:textarea-horizontal-align="justify" draw:textarea-vertical-align="middle" draw:auto-grow-height="false" fo:min-height="0.963cm" fo:min-width="15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f9ae" draw:textarea-horizontal-align="justify" draw:textarea-vertical-align="middle" draw:auto-grow-height="false" fo:min-height="2.88cm" fo:min-width="8.2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fff9ae" draw:textarea-horizontal-align="justify" draw:textarea-vertical-align="middle" draw:auto-grow-height="false" fo:min-height="1.75cm" fo:min-width="3.6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fff9ae" draw:textarea-horizontal-align="justify" draw:textarea-vertical-align="middle" draw:auto-grow-height="false" fo:min-height="0.603cm" fo:min-width="6.7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fff9ae" draw:textarea-horizontal-align="justify" draw:textarea-vertical-align="middle" draw:auto-grow-height="false" fo:min-height="0.603cm" fo:min-width="2.9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9ae" draw:textarea-horizontal-align="justify" draw:textarea-vertical-align="middle" draw:auto-grow-height="false" fo:min-height="2.85cm" fo:min-width="12.44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fff9ae" draw:textarea-horizontal-align="justify" draw:textarea-vertical-align="middle" draw:auto-grow-height="false" fo:min-height="0.501cm" fo:min-width="9.8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-color="#fff9ae" draw:textarea-horizontal-align="justify" draw:textarea-vertical-align="middle" draw:auto-grow-height="false" fo:min-height="2.205cm" fo:min-width="15.8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-color="#fff9ae" draw:textarea-horizontal-align="justify" draw:textarea-vertical-align="middle" draw:auto-grow-height="false" fo:min-height="0.459cm" fo:min-width="5.7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-color="#fff9ae" draw:textarea-horizontal-align="justify" draw:textarea-vertical-align="middle" draw:auto-grow-height="false" fo:min-height="0.896cm" fo:min-width="2.0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fff9ae" draw:textarea-horizontal-align="justify" draw:textarea-vertical-align="middle" draw:auto-grow-height="false" fo:min-height="0.603cm" fo:min-width="3.4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fill-color="#fff9ae" draw:textarea-horizontal-align="justify" draw:textarea-vertical-align="middle" draw:auto-grow-height="false" fo:min-height="0.603cm" fo:min-width="1.4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-color="#fff9ae" draw:textarea-horizontal-align="justify" draw:textarea-vertical-align="middle" draw:auto-grow-height="false" fo:min-height="0.603cm" fo:min-width="4.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fill-color="#fff9ae" draw:textarea-horizontal-align="justify" draw:textarea-vertical-align="middle" draw:auto-grow-height="false" fo:min-height="1.513cm" fo:min-width="4.9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draw:fill-color="#fff9ae" draw:textarea-horizontal-align="justify" draw:textarea-vertical-align="middle" draw:auto-grow-height="false" fo:min-height="0.688cm" fo:min-width="9.3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CEDURY WYJSCIA WEJSCIA</text:p>
      <text:p text:style-name="Preformatted_20_Text">1. <text:span text:style-name="T98">printf</text:span>("Procent: %% Backslash: \\");</text:p>
      <text:p text:style-name="Preformatted_20_Text"><text:s text:c="3"/><text:span text:style-name="T102">fprintf („plik sciezka gdzie”, „...”)</text:span></text:p>
      <text:p text:style-name="P98">vprintf etc…. <text:span text:style-name="T36">https://pl.wikibooks.org/wiki/C/printf</text:span></text:p>
      <text:p text:style-name="Preformatted_20_Text">2. <text:span text:style-name="T98">puts</text:span>("Hello world!"); - bezmyslnie przepisz i <text:span text:style-name="T101">zakoncz /n</text:span></text:p>
      <text:p text:style-name="Preformatted_20_Text">3. <text:span text:style-name="T98">fputs</text:span>("Hello world!\n", stdout); - <text:span text:style-name="T62">bez /n na koncu</text:span></text:p>
      <text:p text:style-name="Preformatted_20_Text">4. <text:span text:style-name="T98">putchar</text:span> - znak</text:p>
      <text:p text:style-name="Preformatted_20_Text">5. <text:span text:style-name="T98">scanf</text:span><text:span text:style-name="T99">(„%...” , &amp;...)</text:span></text:p>
      <text:p text:style-name="Preformatted_20_Text">while (scanf("%d", &amp;n)==1) </text:p>
      <text:p text:style-name="Preformatted_20_Text">while (scanf("%d %d", &amp;a, &amp;b)==2)<text:span text:style-name="T104">­</text:span></text:p>
      <text:p text:style-name="Preformatted_20_Text">- gdy dane się konczą lub coś niepoprawnego to program powinien zakończyć działanie</text:p>
      <text:p text:style-name="Preformatted_20_Text"/>
      <text:p text:style-name="P82">!result to to samo co result==0\</text:p>
      <text:p text:style-name="Preformatted_20_Text"/>
      <text:p text:style-name="Preformatted_20_Text">int result, n;</text:p>
      <text:p text:style-name="Preformatted_20_Text">do</text:p>
      <text:p text:style-name="Preformatted_20_Text">{</text:p>
      <text:p text:style-name="Preformatted_20_Text"><text:tab/>result = scanf("%d", &amp;n);</text:p>
      <text:p text:style-name="Preformatted_20_Text"><text:tab/>if (result==1)</text:p>
      <text:p text:style-name="Preformatted_20_Text"><text:tab/>{<text:tab/></text:p>
      <text:p text:style-name="Preformatted_20_Text"><text:tab/><text:tab/>printf("%d\n", n*n*n);</text:p>
      <text:p text:style-name="Preformatted_20_Text"><text:tab/>}</text:p>
      <text:p text:style-name="Preformatted_20_Text"><text:tab/>else if (!result) {</text:p>
      <text:p text:style-name="Preformatted_20_Text"><text:tab/>result = scanf("%*s");</text:p>
      <text:p text:style-name="Preformatted_20_Text"><text:tab/>}</text:p>
      <text:p text:style-name="Preformatted_20_Text">}</text:p>
      <text:p text:style-name="Preformatted_20_Text">while (result!=EOF);</text:p>
      <text:p text:style-name="Preformatted_20_Text"/>
      <text:p text:style-name="Preformatted_20_Text">- jeśli bład nie wypisu nigdzie wtniku! - niepoprawne omijane</text:p>
      <text:p text:style-name="Preformatted_20_Text">- zakończy gdy EOF!</text:p>
      <text:p text:style-name="Preformatted_20_Text"/>
      <text:p text:style-name="Preformatted_20_Text">6.<text:span text:style-name="T98">fgets</text:span><text:span text:style-name="T100">(tablica_znaków, rozmiar_tablicy_znaków, stdin)</text:span>; - aż do napotkania znaku przejścia do nowej linii, który także zapisuje w wynikowej tablicy</text:p>
      <text:p text:style-name="Preformatted_20_Text"/>
      <text:p text:style-name="Preformatted_20_Text">aby sprawdzić czy została wczytana cała linia czy tylko jej część należy sprawdzić</text:p>
      <text:p text:style-name="Preformatted_20_Text">czy ostatnim znakiem nie jest znak przejścia do nowej linii. Jeżeli nastąpił jakiś błąd lub na </text:p>
      <text:p text:style-name="Preformatted_20_Text">wejściu nie ma już danych funkcja zwraca wartość NULL.</text:p>
      <text:p text:style-name="Preformatted_20_Text"/>
      <text:p text:style-name="Preformatted_20_Text">7.<text:span text:style-name="T98">getchar</text:span><text:span text:style-name="T99">()</text:span><text:span text:style-name="T98"> </text:span>- znak + enter = enter do bufora</text:p>
      <text:p text:style-name="P102">= getc(stdin)</text:p>
      <text:p text:style-name="Preformatted_20_Text">int c;</text:p>
      <text:p text:style-name="Preformatted_20_Text">c = getcgar() !=EOF</text:p>
      <text:p text:style-name="Preformatted_20_Text">int bo wartość EOF wykracza poza zakres wartości typu char</text:p>
      <text:p text:style-name="Preformatted_20_Text"/>
      <text:p text:style-name="P5">TABLICE <text:span text:style-name="T33">(też wskaźniki)</text:span></text:p>
      <text:p text:style-name="P51">typ nazwa_tablicy[rozmiar]; <text:s/><text:span text:style-name="T32">DEKLARACJA</text:span></text:p>
      <text:p text:style-name="P52">ROZMIARU NIE MOZNA ZMIENIAC .. dynamiczna alokacja ew</text:p>
      <text:p text:style-name="P52">WKROCZYSZ POZA ROZMIAR .. nadpisujesz inny element</text:p>
      <text:p text:style-name="P52">int tablica[20] = {1,} poda się część wartosci w pozostałe wpisywane 0</text:p>
      <text:p text:style-name="P52">int tablica[] = {…} sama obliczy</text:p>
      <text:p text:style-name="P52">sizeof nie działa dla wskaźników</text:p>
      <text:p text:style-name="P52"><text:soft-page-break/></text:p>
      <text:p text:style-name="P52"><text:span text:style-name="T36">TABLICE ZNAKÓ9W</text:span> (char/unsigned char):</text:p>
      <text:list xml:id="list337313829" text:style-name="L1">
        <text:list-item>
          <text:p text:style-name="P118">bufory – ciagi bajtow, przechowywanie danych, traktujemy jak „ciągi bajtów” (char = 1 bajt, elastyczny do przechowywania danych z pliku przed ich przetworzeniem) </text:p>
        </text:list-item>
        <text:list-item>
          <text:p text:style-name="P118">napisy – ciągi liter</text:p>
          <text:p text:style-name="P118"/>
        </text:list-item>
      </text:list>
      <text:p text:style-name="P52"><text:span text:style-name="T36">TABLICE WIELOWYMIAROWE</text:span> (tablice tablic): **lepiej wskaznikami</text:p>
      <text:p text:style-name="P78">w rzeczywistosci tablica ze wskaznikami do tablic</text:p>
      <text:p text:style-name="P78"/>
      <text:p text:style-name="P52">typ nazwa [(x)][y]= { { , , ,…,};{ , , ,..,}…}</text:p>
      <text:p text:style-name="P56"/>
      <text:p text:style-name="P83">dynamicznie:</text:p>
      <text:p text:style-name="P103"/>
      <text:p text:style-name="P87"><text:span text:style-name="T57">int** </text:span>tablica tablic <text:span text:style-name="T63">(</text:span>wskaźnik na int*<text:span text:style-name="T63">)</text:span></text:p>
      <text:p text:style-name="P88"><text:span text:style-name="T62">int* <text:s/></text:span>tablica</text:p>
      <text:p text:style-name="P86"/>
      <text:p text:style-name="P81"/>
      <text:p text:style-name="P90">dla poszczególnych wierszy alokuje osobno pamięć:</text:p>
      <text:p text:style-name="P81"/>
      <text:p text:style-name="P83">PRZYDZIELANIE</text:p>
      <text:p text:style-name="P78">NAJPIERW przydzial dla tablicy tablic:</text:p>
      <text:p text:style-name="P86"/>
      <text:p text:style-name="P89"><text:span text:style-name="T58">int </text:span><text:span text:style-name="T61">**</text:span><text:span text:style-name="T58">tabliczka = </text:span><text:span text:style-name="T15">malloc</text:span><text:span text:style-name="T58">(rozmiar * sizeof </text:span><text:span text:style-name="T59">*</text:span><text:span text:style-name="T58">tabliczka);</text:span></text:p>
      <text:p text:style-name="P78">POZNIEJ dla kazdej <text:s/>tablic osobno:</text:p>
      <text:p text:style-name="P85">for (i = 0; i&lt;rozmiar; ++i) {</text:p>
      <text:p text:style-name="P85">tabliczka[i] = <text:span text:style-name="T12">malloc</text:span>(rozmiar * sizeof <text:span text:style-name="T60">**</text:span>tabliczka);</text:p>
      <text:p text:style-name="P85">}</text:p>
      <text:p text:style-name="P83">ZWALNIANIE</text:p>
      <text:p text:style-name="P78">NAJPIERW podtablice:</text:p>
      <text:p text:style-name="P85">for (i = 0; i&lt;rozmiar; ++i) {</text:p>
      <text:p text:style-name="P85"><text:span text:style-name="T12">free</text:span>(tabliczka[i]);</text:p>
      <text:p text:style-name="P85">}</text:p>
      <text:p text:style-name="P78">POTEM tablica</text:p>
      <text:p text:style-name="P56"><text:span text:style-name="T14">free</text:span><text:span text:style-name="T57">(tabliczka)</text:span>;</text:p>
      <text:p text:style-name="P56"/>
      <text:p text:style-name="P91">dla wszystkich elementow tablicy =&gt; przypisuje wskazania wskaznikow-wierszy na kolejne bloki po ROZMIAR elementów:</text:p>
      <text:p text:style-name="P56"/>
      <text:p text:style-name="P84">PRZYDZIELANIE</text:p>
      <text:p text:style-name="P79">NAJPIERW przydzial dla tablicy tablic:</text:p>
      <text:p text:style-name="P89"><text:span text:style-name="T58">int </text:span><text:span text:style-name="T61">**</text:span><text:span text:style-name="T58">tabliczka = </text:span><text:span text:style-name="T15">malloc</text:span><text:span text:style-name="T58">(rozmiar * sizeof </text:span><text:span text:style-name="T59">*</text:span><text:span text:style-name="T58">tabliczka);</text:span></text:p>
      <text:p text:style-name="P79">POZNIEJ </text:p>
      <text:p text:style-name="P86">*tabliczka = malloc(ROZMIAR * ROZMIAR * sizeof <text:span text:style-name="T64">**</text:span>tabliczka);</text:p>
      <text:p text:style-name="P86">for (i = 1; i&lt;ROZMIAR; ++i) {</text:p>
      <text:p text:style-name="P86">tabliczka[i] = tabliczka[0] + (i * ROZMIAR);</text:p>
      <text:p text:style-name="P86">}</text:p>
      <text:p text:style-name="P84">ZWALNIANIE</text:p>
      <text:p text:style-name="P79">NAJPIERW podtablice:</text:p>
      <text:p text:style-name="P86">for (i = 0; i&lt;rozmiar; ++i) {</text:p>
      <text:p text:style-name="P86"><text:span text:style-name="T12">free</text:span>(tabliczka[i]);</text:p>
      <text:p text:style-name="P86">}</text:p>
      <text:p text:style-name="P79">POTEM tablica</text:p>
      <text:p text:style-name="P58"><text:span text:style-name="T14">free</text:span><text:span text:style-name="T57">(tabliczka)</text:span>;</text:p>
      <text:p text:style-name="P56"/>
      <text:p text:style-name="P56"/>
      <text:p text:style-name="P56"><text:soft-page-break/></text:p>
      <text:p text:style-name="P80">TABLICE AKA WSKAZNIKI:</text:p>
      <text:p text:style-name="P56">tab == &amp;tab[0]</text:p>
      <text:p text:style-name="P56">zmienna = tab[2] lub *(tab+2)</text:p>
      <text:p text:style-name="P56">tab[1] = *(tab + 1) = *(1 + tab) = 1[tab]</text:p>
      <text:p text:style-name="P56"/>
      <text:p text:style-name="P5">WSKAZNIKI</text:p>
      <text:p text:style-name="P52"><draw:custom-shape text:anchor-type="paragraph" draw:z-index="21" draw:name="Shape1" draw:style-name="gr17" draw:text-style-name="P129" svg:width="5.792cm" svg:height="0.459cm" svg:x="1.147cm" svg:y="0.31cm"><text:p/><draw:enhanced-geometry svg:viewBox="0 0 21600 21600" draw:type="rectangle" draw:enhanced-path="M 0 0 L 21600 0 21600 21600 0 21600 0 0 Z N"/></draw:custom-shape>przechowuje <text:span text:style-name="T36">ADRES</text:span> wskazuje miejsce gdzie zapisana jakas info</text:p>
      <text:p text:style-name="P53"><draw:custom-shape text:anchor-type="paragraph" draw:z-index="20" draw:name="Shape1" draw:style-name="gr12" draw:text-style-name="P129" svg:width="6.744cm" svg:height="0.604cm" svg:x="-0.22cm" svg:y="0.277cm"><text:p/><draw:enhanced-geometry svg:viewBox="0 0 21600 21600" draw:type="rectangle" draw:enhanced-path="M 0 0 L 21600 0 21600 21600 0 21600 0 0 Z N"/></draw:custom-shape>adres: &amp;zmienna , (w princie %p)</text:p>
      <text:p text:style-name="P55"><draw:custom-shape text:anchor-type="paragraph" draw:z-index="22" draw:name="Shape1" draw:style-name="gr18" draw:text-style-name="P129" svg:width="2.089cm" svg:height="0.897cm" svg:x="6.893cm" svg:y="0.263cm"><text:p/><draw:enhanced-geometry svg:viewBox="0 0 21600 21600" draw:type="rectangle" draw:enhanced-path="M 0 0 L 21600 0 21600 21600 0 21600 0 0 Z N"/></draw:custom-shape>int *a,b,c; TYLKO A WSKAZNIK</text:p>
      <text:p text:style-name="P55"><text:span text:style-name="T7">operator</text:span><text:span text:style-name="T48"> </text:span>wyłuksania (wartosci) = *wskaznik</text:p>
      <text:p text:style-name="P55">adres na który wskazuje = <text:s text:c="8"/>wskaznik</text:p>
      <text:p text:style-name="P54"><draw:custom-shape text:anchor-type="paragraph" draw:z-index="24" draw:name="Shape1" draw:style-name="gr20" draw:text-style-name="P129" svg:width="1.44cm" svg:height="0.604cm" svg:x="-0.058cm" svg:y="0.259cm"><text:p/><draw:enhanced-geometry svg:viewBox="0 0 21600 21600" draw:type="rectangle" draw:enhanced-path="M 0 0 L 21600 0 21600 21600 0 21600 0 0 Z N"/></draw:custom-shape></text:p>
      <text:p text:style-name="P54"><draw:custom-shape text:anchor-type="paragraph" draw:z-index="23" draw:name="Shape1" draw:style-name="gr19" draw:text-style-name="P129" svg:width="3.439cm" svg:height="0.604cm" svg:x="-0.014cm" svg:y="0.259cm"><text:p/><draw:enhanced-geometry svg:viewBox="0 0 21600 21600" draw:type="rectangle" draw:enhanced-path="M 0 0 L 21600 0 21600 21600 0 21600 0 0 Z N"/></draw:custom-shape>*<text:span text:style-name="T36">void</text:span> -wskaznik na obiekt w pamieci niewiadomego typu</text:p>
      <text:p text:style-name="P54"><draw:custom-shape text:anchor-type="paragraph" draw:z-index="25" draw:name="Shape1" draw:style-name="gr21" draw:text-style-name="P129" svg:width="4.381cm" svg:height="0.604cm" svg:x="0.162cm" svg:y="0.273cm"><text:p/><draw:enhanced-geometry svg:viewBox="0 0 21600 21600" draw:type="rectangle" draw:enhanced-path="M 0 0 L 21600 0 21600 21600 0 21600 0 0 Z N"/></draw:custom-shape>*wskaznik <text:span text:style-name="T36">+=</text:span> 2 ; dwie komórki + / 2*rozmiar zmiennej</text:p>
      <text:p text:style-name="P55">wskaznik<text:span text:style-name="T36"> – </text:span>tablica[0] = odleglosc między nimi</text:p>
      <text:p text:style-name="P55">nie odejmowac wskazniki wskazujace na ronze obiekty</text:p>
      <text:p text:style-name="P55">można wskazywac w tablicy max E<text:span text:style-name="T36">LEMENT ZA OSTATNIM </text:span><text:span text:style-name="T37">INDEXEM</text:span></text:p>
      <text:p text:style-name="P56"/>
      <text:p text:style-name="P56"><draw:custom-shape text:anchor-type="paragraph" draw:z-index="26" draw:name="Shape1" draw:style-name="gr22" draw:text-style-name="P129" svg:width="4.984cm" svg:height="1.514cm" svg:x="-0.118cm" svg:y="0.314cm"><text:p/><draw:enhanced-geometry svg:viewBox="0 0 21600 21600" draw:type="rectangle" draw:enhanced-path="M 0 0 L 21600 0 21600 21600 0 21600 0 0 Z N"/></draw:custom-shape>WSKAZNIK MOZNA <text:span text:style-name="T36">TRAKTOWAC JAKO TABLICE:</text:span></text:p>
      <text:p text:style-name="P56">int *wskaznik;</text:p>
      <text:p text:style-name="P56">wskaznik = &amp;tab[1]; /* lub wskaznik = tab + 1; */</text:p>
      <text:p text:style-name="P56">zmienna = wskaznik[1]; /* przypisze 300 */</text:p>
      <text:p text:style-name="P56"/>
      <text:p text:style-name="P59"><text:span text:style-name="T36">DO FUNKCJI ZMIENNE PRZEZ WSKAZNIK</text:span> = zmiana ich wartosci</text:p>
      <text:p text:style-name="P59"><draw:custom-shape text:anchor-type="paragraph" draw:z-index="27" draw:name="Shape1" draw:style-name="gr23" draw:text-style-name="P129" svg:width="9.392cm" svg:height="0.689cm" svg:x="-0.028cm" svg:y="0.325cm"><text:p/><draw:enhanced-geometry svg:viewBox="0 0 21600 21600" draw:type="rectangle" draw:enhanced-path="M 0 0 L 21600 0 21600 21600 0 21600 0 0 Z N"/></draw:custom-shape>--- funkcja(<text:span text:style-name="T36">&amp;</text:span>zmienna) gdy w definicji funkci wskaznik</text:p>
      <text:p text:style-name="P57"><text:span text:style-name="T34">v</text:span>oid func(int ptr[]); <text:span text:style-name="T34">= </text:span>void func(int *ptr); <text:span text:style-name="T34">nie gra roli czy wskaznik czy tablica</text:span></text:p>
      <text:p text:style-name="P57"/>
      <text:p text:style-name="P63">NIGDY ODWOŁYWAĆ: </text:p>
      <text:list xml:id="list427191144" text:style-name="L2">
        <text:list-item>
          <text:p text:style-name="P119">niezainicjowany wskaznik, </text:p>
        </text:list-item>
        <text:list-item>
          <text:p text:style-name="P119">wskaznik o wart NULL</text:p>
        </text:list-item>
        <text:list-item>
          <text:p text:style-name="P120">poza przydzielona pamiecia</text:p>
        </text:list-item>
        <text:list-item>
          <text:p text:style-name="P120"/>
        </text:list-item>
      </text:list>
      <text:p text:style-name="P65"><draw:custom-shape text:anchor-type="paragraph" draw:z-index="17" draw:name="Shape1" draw:style-name="gr14" draw:text-style-name="P129" svg:width="12.449cm" svg:height="2.851cm" svg:x="-0.002cm" svg:y="0.325cm"><text:p/><draw:enhanced-geometry svg:viewBox="0 0 21600 21600" draw:type="rectangle" draw:enhanced-path="M 0 0 L 21600 0 21600 21600 0 21600 0 0 Z N"/></draw:custom-shape>SIZEOF</text:p>
      <text:p text:style-name="P56">char *zmienna;</text:p>
      <text:p text:style-name="P56">int a = sizeof zmienna; /* a wynosi np. 4, tj. sizeof(char*), <text:span text:style-name="T45">wielkosc wskaznika <text:tab/><text:tab/><text:tab/><text:tab/><text:tab/><text:tab/><text:tab/><text:tab/><text:tab/><text:tab/><text:tab/><text:tab/>nie typu</text:span>*/</text:p>
      <text:p text:style-name="P56">a = sizeof(char*); /* robimy to samo, co wyżej */</text:p>
      <text:p text:style-name="P56"/>
      <text:p text:style-name="P56">a = sizeof *zmienna; /* zmienna a ma teraz przypisany rozmiar</text:p>
      <text:p text:style-name="P56">a = sizeof(char); /* robimy to samo, co wyżej */</text:p>
      <text:p text:style-name="P56">pojedynczego znaku, tj. 1 */</text:p>
      <text:p text:style-name="P56"/>
      <text:p text:style-name="P56"/>
      <text:p text:style-name="P60">WSKAZNiK <text:span text:style-name="T36">NULL</text:span> – stala preprocesora.. 0 lub void*(((void *)0)), lub key word</text:p>
      <text:p text:style-name="P60">void *wskaznik = NULL; /* lub = 0 */</text:p>
      <text:p text:style-name="P60"/>
      <text:p text:style-name="P60">większość (jeśli nie wszystkie) funkcji, które zwracają wskaźnik,</text:p>
      <text:p text:style-name="P60"><text:span text:style-name="T36">w przypadku błędu </text:span>zwróci właśnie <text:span text:style-name="T47">NULL</text:span>, czyli zero.</text:p>
      <text:list xml:id="list4236284843" text:style-name="L3">
        <text:list-item>
          <text:p text:style-name="P121">jeśli w danej zmiennej przechowujemy <text:span text:style-name="T36">wskaźnik, zwrócony</text:span> wcześniej przez jakąś <text:span text:style-name="T36">funkcję </text:span>zawsze sprawdzajmy, czy nie jest on równy <text:span text:style-name="T47">NULL</text:span>. Wtedy mamy pewność, że funkcja zadziałała poprawnie</text:p>
        </text:list-item>
      </text:list>
      <text:p text:style-name="P60">pomimo przypisywania wskaźnikowi zera, nie oznacza to, że wskaźnik jest <text:span text:style-name="T46">r</text:span>eprezentowany przez same zerowe bity. Co więcej, <text:span text:style-name="T36">wskaźniki </text:span><text:span text:style-name="T37">NULL</text:span><text:span text:style-name="T36"> różnych typów</text:span> mogą mieć różną wartość!</text:p>
      <text:p text:style-name="P56"><text:soft-page-break/>*<text:span text:style-name="T46">blablaa calloc ,malloc</text:span></text:p>
      <text:p text:style-name="P56"/>
      <text:p text:style-name="P56"/>
      <text:p text:style-name="P64">STAŁE WSKAZNIKI:</text:p>
      <text:list xml:id="list2966963400" text:style-name="L4">
        <text:list-item>
          <text:p text:style-name="P122"><draw:custom-shape text:anchor-type="paragraph" draw:z-index="15" draw:name="Shape1" draw:style-name="gr12" draw:text-style-name="P129" svg:width="6.744cm" svg:height="0.604cm" svg:x="4.763cm" svg:y="-0.09cm"><text:p/><draw:enhanced-geometry svg:viewBox="0 0 21600 21600" draw:type="rectangle" draw:enhanced-path="M 0 0 L 21600 0 21600 21600 0 21600 0 0 Z N"/></draw:custom-shape><text:span text:style-name="T36">na stałą </text:span><text:span text:style-name="T42">wartość</text:span> <text:span text:style-name="T74">const int *</text:span>a; LUB int const *a;</text:p>
          <text:p text:style-name="P122"><draw:custom-shape text:anchor-type="paragraph" draw:z-index="16" draw:name="Shape1" draw:style-name="gr13" draw:text-style-name="P129" svg:width="2.922cm" svg:height="0.604cm" svg:x="4.556cm" svg:y="0.273cm"><text:p/><draw:enhanced-geometry svg:viewBox="0 0 21600 21600" draw:type="rectangle" draw:enhanced-path="M 0 0 L 21600 0 21600 21600 0 21600 0 0 Z N"/></draw:custom-shape>(nie można zmienic wskazywanej wartosci)</text:p>
        </text:list-item>
        <text:list-item>
          <text:p text:style-name="P122">s<text:span text:style-name="T36">tałe wskazniki</text:span> int <text:span text:style-name="T73">* const</text:span> b;</text:p>
          <text:p text:style-name="P122"><draw:custom-shape text:anchor-type="paragraph" draw:z-index="18" draw:name="Shape1" draw:style-name="gr15" draw:text-style-name="P129" svg:width="9.866cm" svg:height="0.502cm" svg:x="7.849cm" svg:y="0.335cm"><text:p><text:span text:style-name="T106"><text:s text:c="5"/></text:span></text:p><draw:enhanced-geometry svg:viewBox="0 0 21600 21600" draw:type="rectangle" draw:enhanced-path="M 0 0 L 21600 0 21600 21600 0 21600 0 0 Z N"/></draw:custom-shape>(nie można zmienic wskazuwanego <text:span text:style-name="T73">adresu</text:span>)</text:p>
        </text:list-item>
        <text:list-item>
          <text:p text:style-name="P122">s<text:span text:style-name="T36">tały wskaznik na stałą wartość</text:span><text:span text:style-name="T75"> </text:span><text:span text:style-name="T76">int</text:span><text:span text:style-name="T38"> </text:span><text:span text:style-name="T74">const </text:span><text:span text:style-name="T77">*</text:span><text:span text:style-name="T78"> </text:span><text:span text:style-name="T73">const</text:span> c; LUB int const * const c;</text:p>
          <text:p text:style-name="P122">(oba)</text:p>
        </text:list-item>
      </text:list>
      <text:p text:style-name="P61"/>
      <text:p text:style-name="P56"><text:tab/>na stałą wartość są przydatne między innymi w sytuacji gdy mamy duży obiekt <text:span text:style-name="T46">(np.struktura)</text:span></text:p>
      <text:p text:style-name="P56"><draw:custom-shape text:anchor-type="paragraph" draw:z-index="19" draw:name="Shape1" draw:style-name="gr16" draw:text-style-name="P129" svg:width="15.888cm" svg:height="2.206cm" svg:x="-0.014cm" svg:y="0.21cm"><text:p/><draw:enhanced-geometry svg:viewBox="0 0 21600 21600" draw:type="rectangle" draw:enhanced-path="M 0 0 L 21600 0 21600 21600 0 21600 0 0 Z N"/></draw:custom-shape></text:p>
      <text:p text:style-name="P56"><text:tab/>void funkcja(const duza_struktura *ds)</text:p>
      <text:p text:style-name="P56"><text:tab/>{</text:p>
      <text:p text:style-name="P56"><text:tab/>/* czytamy z ds i wykonujemy obliczenia */</text:p>
      <text:p text:style-name="P56"><text:tab/>}</text:p>
      <text:p text:style-name="P56"><text:tab/>funkcja(&amp;dane); /* mamy pewność, że zmienna dane nie zostanie zmieniona */</text:p>
      <text:p text:style-name="P56"/>
      <text:p text:style-name="P62"><text:tab/>oszczedza oamiec i czas (bo nie przypisujesz zmiennej do zmiennej)</text:p>
      <text:p text:style-name="P62"/>
      <text:p text:style-name="P2">DYNAMICZNA ALOKACJA PAMIĘCI:</text:p>
      <text:p text:style-name="P2"/>
      <text:p text:style-name="P62">~~~tablice o zmiennym rozmiarze</text:p>
      <text:p text:style-name="P62"/>
      <text:p text:style-name="P62"><text:span text:style-name="T36">UZYWAJ GDZIE</text:span> POTRZEBNA:</text:p>
      <text:list xml:id="list1574856256" text:style-name="L5">
        <text:list-item>
          <text:p text:style-name="P123">dane – rozmiar -nie do przewidzenia</text:p>
        </text:list-item>
        <text:list-item>
          <text:p text:style-name="P123">dane – zywotnosc nieziwazana z blokiem w która sa</text:p>
        </text:list-item>
      </text:list>
      <text:p text:style-name="P62">Alokacja pamięci:</text:p>
      <text:list xml:id="list1625312474" text:style-name="L6">
        <text:list-item>
          <text:p text:style-name="P124"><text:span text:style-name="T41">STOS</text:span>(stack) - → blok /deklaracja zmiennych/[rezerwuje pamiec] blok→</text:p>
        </text:list-item>
        <text:list-item>
          <text:p text:style-name="P124"><text:span text:style-name="T49">STERTA</text:span>(heap)- obszar pamięci wspólny dla całego programu, zmienne =&gt; czas zycia nie związany z blokami. Rezerwuje mijesce i zwalniam miejsce</text:p>
        </text:list-item>
      </text:list>
      <text:p text:style-name="P62">czas: <text:s/>stos &lt; STERTA</text:p>
      <text:p text:style-name="P62">pamięć:stos &lt; STERTA (bo utrzymuje specjlana strukture dla wolnych partii</text:p>
      <text:p text:style-name="P62"/>
      <text:p text:style-name="P3">rezerwacja pamięci:</text:p>
      <text:p text:style-name="P66"><text:span text:style-name="T50">rozmiar potrzebnej pamięci =&gt; </text:span><text:s/>malloc <text:span text:style-name="T50"><text:s/>=&gt; wskaznik do zaalokwanego obszaru</text:span></text:p>
      <text:p text:style-name="P71"/>
      <text:p text:style-name="P69">int rozmiar;</text:p>
      <text:p text:style-name="P69">float *tablica;</text:p>
      <text:p text:style-name="P69">rozmiar = 3;</text:p>
      <text:p text:style-name="P71"><text:s text:c="5"/><text:tab/><text:tab/> <text:s text:c="12"/><text:span text:style-name="T53">oblicza potrzebna wielkosc tablicy</text:span></text:p>
      <text:p text:style-name="P70">tablica =(float*) malloc(rozmiar * sizeof *tablica);</text:p>
      <text:p text:style-name="P70">tablica =(float*) malloc(rozmiar * sizeof <text:span text:style-name="T52">(float</text:span>);</text:p>
      <text:p text:style-name="P69"/>
      <text:p text:style-name="P69">tablica[0] = 0.1;<text:span text:style-name="T50"> </text:span></text:p>
      <text:p text:style-name="P49"/>
      <text:p text:style-name="P72">zwraca NULL – gdy brakuje pamięci</text:p>
      <text:p text:style-name="P72"/>
      <text:p text:style-name="P73">liczba el. Tablicy ; wielkosc pojedn elementu =&gt;calloc()</text:p>
      <text:p text:style-name="P73">malloc vs calloc = calloc zeeruje wartosc przydzielonej pamieci</text:p>
      <text:p text:style-name="P73"/>
      <text:p text:style-name="P74"><text:span text:style-name="T51">zwolnienie</text:span><text:span text:style-name="T50"> pamięci:</text:span></text:p>
      <text:p text:style-name="P67">malloc <text:span text:style-name="T50">=&gt; wskaznik =&gt; </text:span>free</text:p>
      <text:p text:style-name="P71"><text:soft-page-break/></text:p>
      <text:p text:style-name="P68">free (addr);</text:p>
      <text:p text:style-name="P71"/>
      <text:p text:style-name="P50">Po wywołaniu free wskaźnik nie zmienia wartości, pamięć wskazywana przez niego może też nie od razu ulec zmianie.</text:p>
      <text:p text:style-name="P50"/>
      <text:p text:style-name="P50">raz po wywołaniu funkcji free można przypisać wskaźnikowi wartość 0</text:p>
      <text:p text:style-name="P56"/>
      <text:p text:style-name="P74"><text:span text:style-name="T51">zmienić rozmiar </text:span><text:span text:style-name="T55">zarezerw.</text:span><text:span text:style-name="T54"> pamięci</text:span><text:span text:style-name="T50">:</text:span></text:p>
      <text:p text:style-name="P76">tablica = realloc(tablica, 2*rozmiar*sizeof *tablica);</text:p>
      <text:p text:style-name="P75">wraca wskaźnik do bloku pamięci o pożądanej wielkości .! <text:span text:style-name="T56">MOZE TO BYC INY WSKAZNIK</text:span></text:p>
      <text:p text:style-name="P75"/>
      <text:p text:style-name="P77">UWAGA czasem CZAS: Jeśli zażądamy zwiększenia rozmiaru a za zaalokowanym</text:p>
      <text:p text:style-name="P77">aktualnie obszarem <text:span text:style-name="T36">nie będzie wystarczająco dużo wolnego miejsca</text:span>, funkcja znajdzie nowe miejsce i przekopiuje tam starą zawartość.</text:p>
      <text:p text:style-name="P75"/>
      <text:p text:style-name="P75"/>
      <text:p text:style-name="P75"/>
      <text:p text:style-name="P75"/>
      <text:p text:style-name="P75"/>
      <text:p text:style-name="P4">TYPY ZŁOŻONE!</text:p>
      <text:p text:style-name="Preformatted_20_Text">1.<text:span text:style-name="T1">typedef</text:span> - definuje typy pochodne</text:p>
      <text:p text:style-name="Preformatted_20_Text"><text:tab/>np. typedefkt int* wskNaInt <text:s/>- mozesz uzywac</text:p>
      <text:p text:style-name="Preformatted_20_Text"/>
      <text:p text:style-name="Preformatted_20_Text"><text:span text:style-name="T2">2.enum </text:span>- typ wyliczeniowy</text:p>
      <text:p text:style-name="Preformatted_20_Text"><text:tab/><text:span text:style-name="T4">służy</text:span> do tworzenia zmiennych które powinny przechowywaac tylko pewne z góry ustalone wartości</text:p>
      <text:p text:style-name="Preformatted_20_Text"/>
      <text:p text:style-name="Preformatted_20_Text">Na przykład można w ten sposób stworzyć zmienną przechowującą kierunek:</text:p>
      <text:p text:style-name="Preformatted_20_Text"><draw:custom-shape text:anchor-type="paragraph" draw:z-index="8" draw:name="Shape1" draw:style-name="gr7" draw:text-style-name="P129" svg:width="10.129cm" svg:height="0.869cm" svg:x="-0.034cm" svg:y="0.023cm"><text:p/><draw:enhanced-geometry svg:viewBox="0 0 21600 21600" draw:mirror-vertical="true" draw:type="rectangle" draw:enhanced-path="M 0 0 L 21600 0 21600 21600 0 21600 0 0 Z N"/></draw:custom-shape>enum Kierunek {W_GORE, W_DOL, W_LEWO, W_PRAWO};</text:p>
      <text:p text:style-name="Preformatted_20_Text">enum Kierunek kierunek = W_GORE;</text:p>
      <text:p text:style-name="Preformatted_20_Text"><text:s/><text:span text:style-name="T31">jeśli wgore= 1 i wdol =1 to czy jest to rozroznialne?</text:span></text:p>
      <text:p text:style-name="Preformatted_20_Text">to inty</text:p>
      <text:p text:style-name="Preformatted_20_Text">domyślnie 1,2,3,4</text:p>
      <text:p text:style-name="Preformatted_20_Text">?????</text:p>
      <text:p text:style-name="Preformatted_20_Text"/>
      <text:p text:style-name="Preformatted_20_Text"><text:span text:style-name="T2">3. </text:span><text:span text:style-name="T3">S</text:span><text:span text:style-name="T2">truktury</text:span> - wiele wartosci roznych typow w jednej zmiennej</text:p>
      <text:p text:style-name="Preformatted_20_Text"><text:tab/><text:tab/><text:tab/><text:span text:style-name="T27">grupa związanych wartości traktowana jak jeden obiekt</text:span></text:p>
      <text:p text:style-name="Preformatted_20_Text"/>
      <text:p text:style-name="P37">operacje:</text:p>
      <text:p text:style-name="P37">+przypisanie jej innej struktury (funkcje tez</text:p>
      <text:p text:style-name="P37">+skopiowanie w całości na inna strukture (funkcje tez</text:p>
      <text:p text:style-name="P37">+jej adres za pomocą &amp;</text:p>
      <text:p text:style-name="P37">+odwołania do składowych</text:p>
      <text:p text:style-name="P37">- porownywanie struktur</text:p>
      <text:p text:style-name="P37">+automatyczna struktura(?) inicjacla przypisaniem</text:p>
      <text:p text:style-name="P37"/>
      <text:p text:style-name="P37">funkcja zwracająca [struct point]!</text:p>
      <text:p text:style-name="P37"><draw:custom-shape text:anchor-type="paragraph" draw:z-index="12" draw:name="Shape1" draw:style-name="gr10" draw:text-style-name="P129" svg:width="8.282cm" svg:height="2.881cm" svg:x="-0.21cm" svg:y="0.005cm"><text:p/><draw:enhanced-geometry svg:viewBox="0 0 21600 21600" draw:type="rectangle" draw:enhanced-path="M 0 0 L 21600 0 21600 21600 0 21600 0 0 Z N"/></draw:custom-shape><draw:custom-shape text:anchor-type="paragraph" draw:z-index="14" draw:name="Shape1" draw:style-name="gr10" draw:text-style-name="P129" svg:width="8.282cm" svg:height="2.881cm" svg:x="-0.21cm" svg:y="0.005cm"><text:p/><draw:enhanced-geometry svg:viewBox="0 0 21600 21600" draw:type="rectangle" draw:enhanced-path="M 0 0 L 21600 0 21600 21600 0 21600 0 0 Z N"/></draw:custom-shape><text:span text:style-name="T29">struct point</text:span> makepoint(int x, int y)</text:p>
      <text:p text:style-name="P37">{</text:p>
      <text:p text:style-name="P37"><text:tab/>struct point temp;</text:p>
      <text:p text:style-name="P37"><text:tab/>temp.x=x;</text:p>
      <text:p text:style-name="P37"><text:tab/>temp.y=y;</text:p>
      <text:p text:style-name="P37"><text:tab/>return temp;</text:p>
      <text:p text:style-name="P37"><text:soft-page-break/>}</text:p>
      <text:p text:style-name="P37"/>
      <text:p text:style-name="P37">STRUKTURY PRZEKAZYWANE FUNKCJI PRZEZ WARTOŚĆ <text:span text:style-name="T30">(TZN KOPIA)</text:span></text:p>
      <text:p text:style-name="Preformatted_20_Text"/>
      <text:p text:style-name="Preformatted_20_Text"><draw:custom-shape text:anchor-type="paragraph" draw:z-index="1" draw:name="Shape1" draw:style-name="gr2" draw:text-style-name="P129" svg:width="4.809cm" svg:height="2.098cm" svg:x="-0.21cm" svg:y="0.272cm"><text:p/><draw:enhanced-geometry svg:viewBox="0 0 21600 21600" draw:type="rectangle" draw:enhanced-path="M 0 0 L 21600 0 21600 21600 0 21600 0 0 Z N"/></draw:custom-shape>"de<text:span text:style-name="T21">klaracja</text:span>": <text:span text:style-name="T28">bez zmiennych = nie zabiera pamięci jedynie ustala kształt</text:span></text:p>
      <text:p text:style-name="P7">struct <text:span text:style-name="T17">point</text:span> {</text:p>
      <text:p text:style-name="P7"><text:tab/>int <text:span text:style-name="T28">x</text:span>;</text:p>
      <text:p text:style-name="P7"><text:tab/>int <text:span text:style-name="T28">y</text:span>;</text:p>
      <text:p text:style-name="P7"><text:tab/>char pole3;</text:p>
      <text:p text:style-name="P7">};</text:p>
      <text:p text:style-name="Preformatted_20_Text"/>
      <text:p text:style-name="P36">istnieją struktury zagnieżdżone:</text:p>
      <text:p text:style-name="P36">struct rect {</text:p>
      <text:p text:style-name="P36"><text:tab/>struct point A;</text:p>
      <text:p text:style-name="P36"><text:tab/>struct point B;</text:p>
      <text:p text:style-name="P36">};</text:p>
      <text:p text:style-name="P36"/>
      <text:p text:style-name="P36">struct rect screen;</text:p>
      <text:p text:style-name="P36">screen.A.x // dostęp do składowych</text:p>
      <text:p text:style-name="Preformatted_20_Text"/>
      <text:p text:style-name="P7"><draw:custom-shape text:anchor-type="paragraph" draw:z-index="0" draw:name="Shape1" draw:style-name="gr1" draw:text-style-name="P128" svg:width="4.779cm" svg:height="1.883cm" svg:x="-0.284cm" svg:y="0.258cm"><text:p/><draw:enhanced-geometry svg:viewBox="0 0 21600 21600" draw:type="rectangle" draw:enhanced-path="M 0 0 L 21600 0 21600 21600 0 21600 0 0 Z N"/></draw:custom-shape>"de<text:span text:style-name="T21">klaracja</text:span> + inicjalizacja":</text:p>
      <text:p text:style-name="P7">struct <text:span text:style-name="T16">moja_struct</text:span> {</text:p>
      <text:p text:style-name="P7">int a;</text:p>
      <text:p text:style-name="P7">char b;</text:p>
      <text:p text:style-name="P7">} <text:span text:style-name="T18">m</text:span><text:span text:style-name="T19">oja</text:span> = {<text:span text:style-name="T8">1,'c'</text:span>};</text:p>
      <text:p text:style-name="Preformatted_20_Text"><draw:custom-shape text:anchor-type="paragraph" draw:z-index="2" draw:name="Shape1" draw:style-name="gr1" draw:text-style-name="P129" svg:width="4.779cm" svg:height="1.883cm" svg:x="-0.136cm" svg:y="0.386cm"><text:p/><draw:enhanced-geometry svg:viewBox="0 0 21600 21600" draw:type="rectangle" draw:enhanced-path="M 0 0 L 21600 0 21600 21600 0 21600 0 0 Z N"/></draw:custom-shape></text:p>
      <text:p text:style-name="Preformatted_20_Text">struct moja_struct {</text:p>
      <text:p text:style-name="Preformatted_20_Text">int a;</text:p>
      <text:p text:style-name="Preformatted_20_Text">char <text:span text:style-name="T8">b</text:span>;</text:p>
      <text:p text:style-name="Preformatted_20_Text">} <text:span text:style-name="T19">moja</text:span> = {<text:span text:style-name="T8">.b</text:span> = 'c'};</text:p>
      <text:p text:style-name="Preformatted_20_Text"/>
      <text:p text:style-name="Preformatted_20_Text"><draw:custom-shape text:anchor-type="paragraph" draw:z-index="5" draw:name="Shape1" draw:style-name="gr5" draw:text-style-name="P129" svg:width="7.658cm" svg:height="0.715cm" svg:x="-0.034cm" svg:y="0.261cm"><text:p/><draw:enhanced-geometry svg:viewBox="0 0 21600 21600" draw:type="rectangle" draw:enhanced-path="M 0 0 L 21600 0 21600 21600 0 21600 0 0 Z N"/></draw:custom-shape>tworzenie zmiennej posiadającej strukture:</text:p>
      <text:p text:style-name="Preformatted_20_Text"><text:span text:style-name="T8">struct</text:span> nazwa_struktur <text:span text:style-name="T12">nazwa_zmiennej</text:span></text:p>
      <text:p text:style-name="Preformatted_20_Text"/>
      <text:p text:style-name="Preformatted_20_Text">dostęp do pól:</text:p>
      <text:p text:style-name="Preformatted_20_Text"><draw:custom-shape text:anchor-type="paragraph" draw:z-index="4" draw:name="Shape1" draw:style-name="gr4" draw:text-style-name="P129" svg:width="6.014cm" svg:height="0.768cm" svg:x="-0.048cm" svg:y="0.219cm"><text:p/><draw:enhanced-geometry svg:viewBox="0 0 21600 21600" draw:type="rectangle" draw:enhanced-path="M 0 0 L 21600 0 21600 21600 0 21600 0 0 Z N"/></draw:custom-shape></text:p>
      <text:p text:style-name="Preformatted_20_Text"><text:span text:style-name="T12">nazwa_zmiennej</text:span>.<text:span text:style-name="T28">składowa</text:span> = <text:span text:style-name="T28">[liczba]</text:span>;</text:p>
      <text:p text:style-name="Preformatted_20_Text"/>
      <text:p text:style-name="P11">natychmiastowe zmienne:</text:p>
      <text:p text:style-name="P11"><draw:custom-shape text:anchor-type="paragraph" draw:z-index="9" draw:name="Shape1" draw:style-name="gr1" draw:text-style-name="P129" svg:width="4.779cm" svg:height="1.883cm" svg:x="-0.048cm" svg:y="0.106cm"><text:p/><draw:enhanced-geometry svg:viewBox="0 0 21600 21600" draw:type="rectangle" draw:enhanced-path="M 0 0 L 21600 0 21600 21600 0 21600 0 0 Z N"/></draw:custom-shape></text:p>
      <text:p text:style-name="P11">struct Struktura {</text:p>
      <text:p text:style-name="P11">int pole;</text:p>
      <text:p text:style-name="P11">} <text:span text:style-name="T13">s1, s2, s3;</text:span></text:p>
      <text:p text:style-name="P11"/>
      <text:p text:style-name="Preformatted_20_Text"/>
      <text:p text:style-name="Preformatted_20_Text">Możemy też zrezygnować z nazywania</text:p>
      <text:p text:style-name="Preformatted_20_Text"><draw:custom-shape text:anchor-type="paragraph" draw:z-index="3" draw:name="Shape1" draw:style-name="gr3" draw:text-style-name="P129" svg:width="3.661cm" svg:height="1.883cm" svg:x="-0.034cm" svg:y="0.282cm"><text:p/><draw:enhanced-geometry svg:viewBox="0 0 21600 21600" draw:type="rectangle" draw:enhanced-path="M 0 0 L 21600 0 21600 21600 0 21600 0 0 Z N"/></draw:custom-shape>samej struktury:</text:p>
      <text:p text:style-name="Preformatted_20_Text"><text:span text:style-name="T10">typedef</text:span> struct {</text:p>
      <text:p text:style-name="Preformatted_20_Text">int pole;</text:p>
      <text:p text:style-name="Preformatted_20_Text">} <text:span text:style-name="T19">Struktura</text:span>;</text:p>
      <text:p text:style-name="Preformatted_20_Text"><text:span text:style-name="T19">Struktura</text:span> <text:span text:style-name="T11">s1</text:span>;</text:p>
      <text:p text:style-name="Preformatted_20_Text"/>
      <text:p text:style-name="P39"><draw:custom-shape text:anchor-type="paragraph" draw:z-index="13" draw:name="Shape1" draw:style-name="gr11" draw:text-style-name="P129" svg:width="3.636cm" svg:height="1.751cm" svg:x="-0.048cm" svg:y="0.365cm"><text:p/><draw:enhanced-geometry svg:viewBox="0 0 21600 21600" draw:type="rectangle" draw:enhanced-path="M 0 0 L 21600 0 21600 21600 0 21600 0 0 Z N"/></draw:custom-shape>tablice struktur – cos jak zastąpienie tablicy 2D</text:p>
      <text:p text:style-name="P39">struct key {</text:p>
      <text:p text:style-name="P39"><text:tab/>char*word;</text:p>
      <text:p text:style-name="P39"><text:tab/>int count;</text:p>
      <text:p text:style-name="P39"><text:soft-page-break/>}keytab[NKEYS] -elementy tab to struktury</text:p>
      <text:p text:style-name="P39"/>
      <text:p text:style-name="P41">[ANSI C] str 182.. 187 trudniejszy program z f z 3 4 rozdz zrozum </text:p>
      <text:p text:style-name="P45">rozmiar struktury mogą być dziury ze względu na wymagana stawiane przez rozne obiekty. np. char 1 bajt int 4 bajty ale struktura może zajmowac 8. dlatego z pomoca przychodzi sizeof</text:p>
      <text:p text:style-name="P40"/>
      <text:p text:style-name="P45">funkcja zwracajaca skomplikowany typ: można napisać:</text:p>
      <text:p text:style-name="P45">struct key *</text:p>
      <text:p text:style-name="P45">binsearch(char*word, struct key *tab, int n)</text:p>
      <text:p text:style-name="P40"/>
      <text:p text:style-name="P43">rozmiar struktury nie jest suma rozmiarow skladow</text:p>
      <text:p text:style-name="P43"/>
      <text:p text:style-name="P45">niedopuszczalne aby struktura zawierala w sobie swoje wlasne wcielene ale wskaznik spoko</text:p>
      <text:p text:style-name="P6">4. Unie</text:p>
      <text:p text:style-name="P47">struktura w której wszystkie skladowe są umieszczone bez przesuniecia wzgledem jej początku i która jest dostatecznie duza aby pomiescic najobszernejsza ze skladowych</text:p>
      <text:p text:style-name="P47">polozenie unii w pamiecia spelnia przy tym wymagania wszystkich jej skladowych</text:p>
      <text:p text:style-name="Preformatted_20_Text">"definicja"</text:p>
      <text:p text:style-name="Preformatted_20_Text"><draw:custom-shape text:anchor-type="paragraph" draw:z-index="6" draw:name="Shape1" draw:style-name="gr3" draw:text-style-name="P129" svg:width="3.661cm" svg:height="1.883cm" svg:x="0.011cm" svg:y="0.026cm"><text:p/><draw:enhanced-geometry svg:viewBox="0 0 21600 21600" draw:type="rectangle" draw:enhanced-path="M 0 0 L 21600 0 21600 21600 0 21600 0 0 Z N"/></draw:custom-shape>union Nazwa {</text:p>
      <text:p text:style-name="Preformatted_20_Text"><text:tab/>typ1 nazwa1;</text:p>
      <text:p text:style-name="Preformatted_20_Text"><text:tab/>typ2 nazwa2;</text:p>
      <text:p text:style-name="Preformatted_20_Text"><text:tab/>/* ... */</text:p>
      <text:p text:style-name="Preformatted_20_Text">}<text:span text:style-name="T6">;</text:span></text:p>
      <text:p text:style-name="P8">PAMIĘTAJ O ŚREDNIKACH PO KLAMRACH!!!!</text:p>
      <text:p text:style-name="P8"/>
      <text:p text:style-name="P9">spłaszczenie hierarchii obiektow</text:p>
      <text:p text:style-name="P48">unie można zainicjowac jedynie o typie jej pierwszej skladowej</text:p>
      <text:p text:style-name="P8"/>
      <text:p text:style-name="Preformatted_20_Text">Pola w unii nakładają się na siebie w ten sposób, że w danej chwili można w niej przechowywać wartość tylko JEDNEGO TYPU</text:p>
      <text:p text:style-name="P46">manipulowanie danymi róznego rodzaju w tym samym miejscu pramieci bez wporowadzania do programu informacji o ich cechach zaleznych od maszyny</text:p>
      <text:p text:style-name="Preformatted_20_Text"/>
      <text:p text:style-name="Preformatted_20_Text">zajmuje tyle miejsca ile najw z jej skłaodwych (str 143 tlumacznie jak to z pamecia)?????</text:p>
      <text:p text:style-name="P10">+ PROBLEM KOLEJNOSCI BAJTOW??????</text:p>
      <text:p text:style-name="Preformatted_20_Text"/>
      <text:p text:style-name="Preformatted_20_Text">CEL zmniejszenie zapotrzebowania na pamięć BO naraz use <text:s/>tylko jedno pole i jest często łączone z użyciem struktur. </text:p>
      <text:p text:style-name="Preformatted_20_Text">(STRUKTURA W UNiI)</text:p>
      <text:p text:style-name="Preformatted_20_Text"/>
      <text:p text:style-name="Preformatted_20_Text">---</text:p>
      <text:p text:style-name="P12"><text:span text:style-name="T9">DEFINICJA enum unii struktur l</text:span>okalna do bloku!</text:p>
      <text:p text:style-name="Preformatted_20_Text"/>
      <text:p text:style-name="Preformatted_20_Text">Częstym idiomem w C jest użycie typedef od razu z definicją typu, by uniknąć pisania enum , union</text:p>
      <text:p text:style-name="Preformatted_20_Text">czy struct przy deklaracji zmiennych danego typu.</text:p>
      <text:p text:style-name="Preformatted_20_Text"><draw:custom-shape text:anchor-type="paragraph" draw:z-index="7" draw:name="Shape1" draw:style-name="gr6" draw:text-style-name="P129" svg:width="5.852cm" svg:height="1.87cm" svg:x="-0.122cm" svg:y="0.076cm"><text:p/><draw:enhanced-geometry svg:viewBox="0 0 21600 21600" draw:type="rectangle" draw:enhanced-path="M 0 0 L 21600 0 21600 21600 0 21600 0 0 Z N"/></draw:custom-shape><text:span text:style-name="T10">typedef </text:span>struct struktura {</text:p>
      <text:p text:style-name="Preformatted_20_Text">int pole;</text:p>
      <text:p text:style-name="Preformatted_20_Text">} Struktura;</text:p>
      <text:p text:style-name="Preformatted_20_Text">Struktura s1; <text:span text:style-name="T5">LUB <text:s/></text:span><text:span text:style-name="T8">struct</text:span> struktura s<text:span text:style-name="T9">1</text:span>;</text:p>
      <text:p text:style-name="Preformatted_20_Text"/>
      <text:p text:style-name="P19">Struktura = struct struktura</text:p>
      <text:p text:style-name="P19">można też tak:</text:p>
      <text:p text:style-name="P19"><text:soft-page-break/></text:p>
      <text:p text:style-name="P20"><text:span text:style-name="T22">typedef</text:span> <text:span text:style-name="T22">struct</text:span> tag_name struct_alias;</text:p>
      <text:p text:style-name="P19"/>
      <text:p text:style-name="P46">+estetyczne</text:p>
      <text:p text:style-name="P46">+parametryznacja programu w związku z problemem przeoszenia oprogamowania</text:p>
      <text:p text:style-name="P46"><text:tab/>(typedef stosowane dla tych danych które mogą zalezec od maszyny – więc tylko <text:tab/>one beda wymagaly zmiany)</text:p>
      <text:p text:style-name="P46">+łatwiejsze zrozumienie</text:p>
      <text:p text:style-name="P15"/>
      <text:p text:style-name="P42">5. pola bitowe</text:p>
      <text:p text:style-name="Preformatted_20_Text"><draw:custom-shape text:anchor-type="paragraph" draw:z-index="10" draw:name="Shape1" draw:style-name="gr8" draw:text-style-name="P129" svg:width="7.541cm" svg:height="2.867cm" svg:x="-0.078cm" svg:y="0.346cm"><text:p/><draw:enhanced-geometry svg:viewBox="0 0 21600 21600" draw:type="rectangle" draw:enhanced-path="M 0 0 L 21600 0 21600 21600 0 21600 0 0 Z N"/></draw:custom-shape></text:p>
      <text:p text:style-name="Preformatted_20_Text">struct moja {</text:p>
      <text:p text:style-name="Preformatted_20_Text">unsigned int a1:4, /* 4 bity */</text:p>
      <text:p text:style-name="Preformatted_20_Text">a2:8, /* 8 bitów (często 1 bajt) */</text:p>
      <text:p text:style-name="Preformatted_20_Text">a3:1, /* 1 bit */</text:p>
      <text:p text:style-name="Preformatted_20_Text">a4:3; /* 3 bity */</text:p>
      <text:p text:style-name="Preformatted_20_Text">}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4">WSKAŹNIKI NA UNIE I STRUKTURE</text:p>
      <text:p text:style-name="P13"><draw:custom-shape text:anchor-type="paragraph" draw:z-index="11" draw:name="Shape1" draw:style-name="gr9" draw:text-style-name="P129" svg:width="15.318cm" svg:height="0.964cm" svg:x="-0.122cm" svg:y="0.367cm"><text:p/><draw:enhanced-geometry svg:viewBox="0 0 21600 21600" draw:type="rectangle" draw:enhanced-path="M 0 0 L 21600 0 21600 21600 0 21600 0 0 Z N"/></draw:custom-shape>struct nazwa_struktury nazwa_zmiennej = { 0,0 }</text:p>
      <text:p text:style-name="P13">struct nazwa_struktury *nazwa_wskaznika = &amp;nazwa_zmiennej //<text:span text:style-name="T20">DEKLARACJA</text:span></text:p>
      <text:p text:style-name="P13">nazwa_wskaznika-&gt;pole1 = [liczba]; = (*nazwa_wskaznika).pole1 =<text:span text:style-name="T20">[</text:span>liczba<text:span text:style-name="T20">]</text:span>;</text:p>
      <text:p text:style-name="P13"><text:s text:c="13"/><text:tab/><text:tab/><text:tab/><text:tab/> <text:tab/><text:tab/><text:tab/><text:tab/> <text:s text:c="10"/>//<text:span text:style-name="T20">ODWOLANIE <text:s/></text:span></text:p>
      <text:p text:style-name="P38">(*pp).x bo *pp.x znaczy tyle co *(pp.x) bo . Wyższy priorytet</text:p>
      <text:p text:style-name="P38"/>
      <text:p text:style-name="P38">struct rect r, *rp = &amp;r;</text:p>
      <text:p text:style-name="P38">r.pt1.x = rp→pt1.x = (r.pt1).x = (rp →pt1).x</text:p>
      <text:p text:style-name="P38"/>
      <text:p text:style-name="P38">struct {</text:p>
      <text:p text:style-name="P38"><text:tab/>int len;</text:p>
      <text:p text:style-name="P38"><text:tab/>char *str;</text:p>
      <text:p text:style-name="P38">}*p</text:p>
      <text:p text:style-name="P38">wysoko w hierarchi → () i []</text:p>
      <text:p text:style-name="P38">np. ++p→len = ++(p→len)</text:p>
      <text:p text:style-name="P38">zmiana przywiązania arg:</text:p>
      <text:p text:style-name="P38">(++p)→len zwiększa p zanim odwoła się do len</text:p>
      <text:p text:style-name="P38">(p++)→len zwieksza p po odwolaniu się do len = p++→len</text:p>
      <text:p text:style-name="P38"/>
      <text:p text:style-name="P38">*p→str = *(p→str) – udostepnia to na co wskazuje str </text:p>
      <text:p text:style-name="P38">*p→str++ *(p→str)++- zwieksza str po udostepnieniu tego co wskazuje str</text:p>
      <text:p text:style-name="P38">*p++→str – zwieksza p po udostepnieniu obiektu wskazywanego przez str</text:p>
      <text:p text:style-name="P38"/>
      <text:p text:style-name="P43">dodawanie wskaznikow niedozowlone : odejmowanie oznacza livzbe elementow między nimi</text:p>
      <text:p text:style-name="P44">artmetyka zadziala poprawnie dla pierwszego el. Poza koncem tablicy</text:p>
      <text:p text:style-name="P16"/>
      <text:p text:style-name="P16">LISTA WSKAZNIKOWA</text:p>
      <text:p text:style-name="P16"/>
      <text:p text:style-name="P16"/>
      <text:p text:style-name="P18"><text:soft-page-break/>NAPISY</text:p>
      <text:p text:style-name="P43">printf("%s", tekst);</text:p>
      <text:p text:style-name="P92">printf("Ten napis zajmuje \</text:p>
      <text:p text:style-name="P92">więcej niż jedną linię");</text:p>
      <text:p text:style-name="P92"/>
      <text:p text:style-name="P92">Zmienna, która przechowuje łańcuch znaków, jest tak naprawdę <text:span text:style-name="T36">wskaźnikiem do ciągu znaków(bajtów)</text:span> w pamięci. Możemy też myśleć o napisie jako o tablicy znaków</text:p>
      <text:p text:style-name="P92">Napisy to tak naprawdę wskaźniki.</text:p>
      <text:p text:style-name="P92">char *tekst</text:p>
      <text:p text:style-name="P92">= "Jakiś tam tekst"; /* Umieszcza napis w obszarze danych programu */</text:p>
      <text:p text:style-name="P92">/* i przypisuje adres */</text:p>
      <text:p text:style-name="P92">char tekst[] = "Jakiś tam tekst"; /* Umieszcza napis w tablicy */</text:p>
      <text:p text:style-name="P92"/>
      <text:p text:style-name="P92"/>
      <text:p text:style-name="P93">ŹLE</text:p>
      <text:p text:style-name="P93">char *tekst = cokolwiek <text:s text:c="2"/>deklaruje wskaźnik na stały obszar pamięci więć (np.tekst[0] = 'C'; ) może mieć nieprzyjemne skutki.</text:p>
      <text:p text:style-name="P93"/>
      <text:p text:style-name="P94">== porownuje adresy</text:p>
      <text:p text:style-name="P93"><text:span text:style-name="T36">Strcmp</text:span> porownnuje napisy &gt; &lt;</text:p>
      <text:p text:style-name="P93"><text:span text:style-name="T36">strncmp</text:span> – porowna fragment</text:p>
      <text:p text:style-name="P93"><text:span text:style-name="T36">strcpy</text:span> – kopiuj</text:p>
      <text:p text:style-name="P93"><text:span text:style-name="T36">strncpy </text:span>– kopiuj conajwyzej tyle bajtow</text:p>
      <text:p text:style-name="P93"><text:span text:style-name="T36">strcat</text:span> – drugi do pierwszeg skopiuj</text:p>
      <text:p text:style-name="P93"><text:span text:style-name="T36">strncat </text:span>skopiuje co najwyżej tyle bajtów</text:p>
      <text:p text:style-name="P93">ile podano jako trzeci argument i dodatkowo dopisze znak null.</text:p>
      <text:p text:style-name="P93"><text:span text:style-name="T36">strlcpy()</text:span> działa podobnie</text:p>
      <text:p text:style-name="P93">do strncpy: strlcpy (buf, argv[1], sizeof buf); , jednak jest szybsza (nie wypełnia pustego miejsca</text:p>
      <text:p text:style-name="P93">zerami) i zawsze kończy napis nullem (czego nie gwarantuje strncpy). strlcat(dst, src, size) działa</text:p>
      <text:p text:style-name="P93">natomiast jak strncat(dst, src, size-1) .</text:p>
      <text:p text:style-name="P92">przepełnieniem bufora. Może umożliwić dostęp do komputera osobom</text:p>
      <text:p text:style-name="P92">nieuprzywilejowanym.</text:p>
      <text:p text:style-name="P92"/>
      <text:p text:style-name="P94">Mozemy dynaiczne</text:p>
      <text:p text:style-name="P92"/>
      <text:p text:style-name="P94">konwersje:</text:p>
      <text:p text:style-name="P94"><text:s text:c="2"/>atol, strtol — zamienia łańcuch na liczbę całkowitą typu long</text:p>
      <text:p text:style-name="P94"> atoi — zamienia łańcuch na liczbę całkowitą typu int</text:p>
      <text:p text:style-name="P94"> atoll, strtoll — zamienia łańcuch na liczbę całkowitą typu long long ( bity); dodatkowo istnieje</text:p>
      <text:p text:style-name="P94">przestarzała funkcja atoq będąca rozszerzeniem ,</text:p>
      <text:p text:style-name="P94"> atof, strtod — przekształca łańcuch na liczbę typu double</text:p>
      <text:p text:style-name="P94">Ogólnie rzecz ujmując funkcje z serii ato* nie pozwalają na wykrycie błędów przy konwersji i dla-</text:p>
      <text:p text:style-name="P94">tego, gdy jest to potrzebne, należy stosować funkcje strto*.w</text:p>
      <text:p text:style-name="P92"/>
      <text:p text:style-name="P92"><text:span text:style-name="T65">LICZBY NA LANCUHC</text:span> </text:p>
      <text:p text:style-name="P92">sprintf lub snprintf. sprintf jest bardzo podobna do printf, tyle, że wyniki jej prac</text:p>
      <text:p text:style-name="P92">zwracane są do pewnego łańcucha, a nie wyświetlane np. na ekranie monitora</text:p>
      <text:p text:style-name="P92"/>
      <text:p text:style-name="P92">unkcje operujące na znakach z pliku nagłówkowego ctype.h. isupper sprawdza, czy znak jest wielką</text:p>
      <text:p text:style-name="P92">literą, natomiast toupper zmienia znak (o ile jest literą) na wielką literę. <text:soft-page-break/>Analogicznie jest dla funkcji</text:p>
      <text:p text:style-name="P92">islower i tolower.</text:p>
      <text:p text:style-name="P95">PLIKI</text:p>
      <text:p text:style-name="P24">Programiści korzystają z i<text:span text:style-name="T66">dentyfikatora pliku,</text:span> który jest pojedynczą liczbą całkowitą</text:p>
      <text:p text:style-name="P30">plik nadal jest i<text:span text:style-name="T66">dentyfikowany po swojej nazwie.</text:span></text:p>
      <text:p text:style-name="P30"/>
      <text:p text:style-name="P97"><text:span text:style-name="T70">NAZWA → <text:s/></text:span><text:span text:style-name="T71">fopen/open </text:span><text:span text:style-name="T70">→ IDENTYFIKATORY</text:span></text:p>
      <text:p text:style-name="P100">metody:</text:p>
      <text:list xml:id="list3057037796" text:style-name="L7">
        <text:list-item>
          <text:p text:style-name="P125"><text:span text:style-name="T68">wysokopoziomowa (fopen..) </text:span><text:span text:style-name="T69">[</text:span><text:span text:style-name="T68">ID : struct FILE * //</text:span><text:span text:style-name="T69">przechowuje dane i aktualna w nim pozycje ] <text:s/>własny bufor /przed wyslaniem</text:span></text:p>
        </text:list-item>
        <text:list-item>
          <text:p text:style-name="P125"><text:span text:style-name="T68">niskopoziomowa <text:s/></text:span><text:span text:style-name="T69">(open…) <text:s text:c="2"/>[ID : int] </text:span></text:p>
        </text:list-item>
      </text:list>
      <text:p text:style-name="P101"><text:tab/><text:tab/><text:tab/><text:tab/><text:tab/><text:tab/>dane kopiowane do pamieci programu</text:p>
      <text:p text:style-name="P17"/>
      <text:p text:style-name="P34"/>
      <text:p text:style-name="P111"><text:span text:style-name="T80">FILE</text:span><text:span text:style-name="T93"> </text:span><text:span text:style-name="T85">*</text:span><text:span text:style-name="T93">fp;</text:span><text:span text:style-name="T92"> </text:span><text:span text:style-name="T88">/* używamy metody wysokopoziomowej - musimy mieć zatem identyfikator pliku, uwaga na gwiazdkę! */</text:span></text:p>
      <text:p text:style-name="P114"/>
      <text:p text:style-name="P112"><text:span text:style-name="T79">char</text:span> tekst[] <text:span text:style-name="T82">=</text:span> <text:span text:style-name="T89">"Hello world"</text:span>;</text:p>
      <text:p text:style-name="P113"/>
      <text:p text:style-name="P111"><text:span text:style-name="T25">if</text:span><text:span text:style-name="T91"> ((fp</text:span><text:span text:style-name="T83">=</text:span><text:span text:style-name="T91">fopen(</text:span><text:span text:style-name="T90">"test.txt"</text:span><text:span text:style-name="T91">, </text:span><text:span text:style-name="T90">"w"</text:span><text:span text:style-name="T91">))</text:span><text:span text:style-name="T84">==</text:span><text:span text:style-name="T26">NULL</text:span><text:span text:style-name="T91">) { // </text:span><text:span text:style-name="T94">(plik,tryb)</text:span></text:p>
      <text:p text:style-name="P110"><text:s text:c="5"/><text:span text:style-name="T91">printf (</text:span><text:span text:style-name="T90">"Nie mogę otworzyć pliku test.txt do zapisu!</text:span><text:span text:style-name="T95">\n</text:span><text:span text:style-name="T90">"</text:span><text:span text:style-name="T91">);</text:span></text:p>
      <text:p text:style-name="P110"><text:s text:c="5"/><text:span text:style-name="T91">exit(</text:span><text:span text:style-name="T83">1</text:span><text:span text:style-name="T91">);</text:span></text:p>
      <text:p text:style-name="P111"><text:s text:c="5"/><text:span text:style-name="T91">}</text:span></text:p>
      <text:p text:style-name="P111"><text:span text:style-name="T91">fprintf (fp, </text:span><text:span text:style-name="T90">"%s"</text:span><text:span text:style-name="T91">, tekst); </text:span><text:span text:style-name="T87">/* zapisz nasz łańcuch w pliku */</text:span></text:p>
      <text:p text:style-name="P111"><text:span text:style-name="T91">fclose (fp); </text:span><text:span text:style-name="T87">/* zamknij plik */</text:span></text:p>
      <text:p text:style-name="P35"/>
      <text:p text:style-name="P107"><text:span text:style-name="T23">t</text:span><text:span text:style-name="T24">y</text:span><text:span text:style-name="T23">pedef</text:span><text:span text:style-name="T96"> </text:span><text:span text:style-name="T81">FILE</text:span><text:span text:style-name="T86">*</text:span><text:span text:style-name="T96"> </text:span><text:span text:style-name="T43">plik</text:span><text:span text:style-name="T96">;</text:span></text:p>
      <text:p text:style-name="P107"><text:span text:style-name="T36">plik</text:span> fp;</text:p>
      <text:p text:style-name="P105">TRYBY FOPEN:</text:p>
      <text:p text:style-name="P104">"r" - otwiera plik do czytania</text:p>
      <text:list xml:id="list1866956659" text:style-name="L8">
        <text:list-item>
          <text:p text:style-name="P116">"r+" - otwiera plik do czytania i nadpisywania (aktualizacja)</text:p>
        </text:list-item>
        <text:list-item>
          <text:p text:style-name="P116">"w" - otwiera plik do nadpisywania (zamazuje starą treść)</text:p>
        </text:list-item>
        <text:list-item>
          <text:p text:style-name="P116">"w+" - otwiera plik do nadpisywania i czytania</text:p>
        </text:list-item>
        <text:list-item>
          <text:p text:style-name="P115">"a" - otwiera plik do dopisywania (jeśli plik nie istnieje, to jest tworzony)</text:p>
        </text:list-item>
        <text:list-item>
          <text:p text:style-name="P115">"a+" - otwiera plik do dopisywania i odczytu (jeśli plik nie istnieje, to jest tworzony)</text:p>
        </text:list-item>
        <text:list-item>
          <text:p text:style-name="P115">"t" - otwiera plik w trybie tekstowym</text:p>
        </text:list-item>
        <text:list-item>
          <text:p text:style-name="P115">"b" - otwiera plik w trybie binarnym</text:p>
        </text:list-item>
      </text:list>
      <text:p text:style-name="P18"/>
      <text:p text:style-name="P31">Jeśli zapomnimy o zamknięciu pliku, wszystkie dokonane w nim zmiany zostaną utracone!</text:p>
      <text:p text:style-name="P31"/>
      <text:p text:style-name="P31"/>
      <text:p text:style-name="P31"/>
      <text:p text:style-name="P31"/>
      <text:p text:style-name="P31"/>
      <text:p text:style-name="P32"><text:soft-page-break/>Uogólnione pliki = strumienie (nie trzeba zamykac). Pliki a klawiatura – bez znaczenie liczy się ID</text:p>
      <text:p text:style-name="P32"/>
      <text:p text:style-name="P105"><text:span text:style-name="T35">stdin</text:span> (wejście) = odczytywanie danych wpisywanych przez użytkownika</text:p>
      <text:list xml:id="list2498433823" text:style-name="L9">
        <text:list-header>
          <text:p text:style-name="P117"><text:span text:style-name="T35">stdout</text:span> (wyjście) = wyprowadzania informacji dla użytkownika</text:p>
          <text:p text:style-name="P117"><text:span text:style-name="T35">stderr</text:span> (wyjście błędów) = powiadamiania o błędach</text:p>
        </text:list-header>
      </text:list>
      <text:p text:style-name="P106"/>
      <text:p text:style-name="P106"/>
      <text:p text:style-name="P23"><text:span text:style-name="T44">f</text:span><text:span text:style-name="T97">printf (</text:span><text:span text:style-name="T44">stdout</text:span><text:span text:style-name="T97">, "Hej, ja działam!"); = </text:span>printf ("Hej, ja działam!");</text:p>
      <text:p text:style-name="P21"/>
      <text:p text:style-name="P23"><text:span text:style-name="T44">f</text:span><text:span text:style-name="T97">scanf (</text:span><text:span text:style-name="T44">stdin</text:span><text:span text:style-name="T97">, "%d", &amp;zmienna); = </text:span>scanf("%d", &amp;zmienna);</text:p>
      <text:p text:style-name="P21"/>
      <text:p text:style-name="P32">"%s" oznacza, że w pliku będziemy zapisywad tekst</text:p>
      <text:p text:style-name="P32"/>
      <text:p text:style-name="P32"/>
      <text:p text:style-name="P33"/>
      <text:p text:style-name="P109">FILE *plik;</text:p>
      <text:p text:style-name="P109">char tekst[20]; </text:p>
      <text:p text:style-name="P109">if ((plik =fopen("test.txt", "r"))==NULL) { </text:p>
      <text:p text:style-name="P109"><text:tab/>printf ("Błąd otwarcia pliku\n");</text:p>
      <text:p text:style-name="P109"><text:tab/>exit(1); </text:p>
      <text:p text:style-name="P109"><text:tab/>}</text:p>
      <text:p text:style-name="P108"><text:span text:style-name="T103">while(</text:span><text:span text:style-name="T39">fscanf(plik, "%s", &amp;tekst) != EOF</text:span><text:span text:style-name="T103">) </text:span></text:p>
      <text:p text:style-name="P109"><text:tab/>printf("%s ", tekst); </text:p>
      <text:p text:style-name="P109">fclose (plik);</text:p>
      <text:p text:style-name="P99"><text:span text:style-name="T72">gdybyy TYLKO </text:span>fscanf(plik, "%s", &amp;tekst); <text:span text:style-name="T40">CZYTAŁOBY DO SPACJI</text:span></text:p>
      <text:p text:style-name="P21"/>
      <text:p text:style-name="P21"/>
      <text:p text:style-name="P22">fcans(stdin,”<text:span text:style-name="T36">%29</text:span>s”,tab)</text:p>
      <text:p text:style-name="P22"/>
      <text:p text:style-name="P22">fscanf vs fgets????</text:p>
      <text:p text:style-name="P22"/>
      <text:p text:style-name="P22"/>
      <text:p text:style-name="P96">OPERATORY</text:p>
      <text:p text:style-name="P25">1. przypisanie</text:p>
      <text:p text:style-name="P25">2. RZUTOWANIE:</text:p>
      <text:p text:style-name="P25">niejawne:</text:p>
      <text:p text:style-name="P25">int i = 42.7 (double → int)</text:p>
      <text:p text:style-name="P25">char <text:span text:style-name="T36">* str = „foo” (const * char → char*) generalnie nie ale to literal napisowy</text:span></text:p>
      <text:p text:style-name="P26"><text:soft-page-break/>jawne:</text:p>
      <text:p text:style-name="P26">double d = 3.14;</text:p>
      <text:p text:style-name="P26">int pi = (int)d; // utrata precyzji double→ int</text:p>
      <text:p text:style-name="P26">pi = (unsigned)pi &gt;&gt; 4; // operator bitowy zachowałby się inaczej ????</text:p>
      <text:p text:style-name="P26"/>
      <text:p text:style-name="P26"/>
      <text:p text:style-name="P26">const char *cstr = "foo";</text:p>
      <text:p text:style-name="P26">char *str =<text:span text:style-name="T36"> (char*)</text:span>cstr;<text:span text:style-name="T36"> //niezbędne</text:span></text:p>
      <text:p text:style-name="P26"><text:span text:style-name="T36">///ALE LEPIEJ INACZEJ</text:span> beez uciszania kompilatora</text:p>
      <text:p text:style-name="P26"/>
      <text:p text:style-name="P26">% modulo tylko dla CAŁKOWITYH</text:p>
      <text:p text:style-name="P26"/>
      <text:p text:style-name="P26">float a = 7/2;<text:span text:style-name="T67"> = <text:s/>3.0</text:span></text:p>
      <text:p text:style-name="P26">float a <text:s/>= 7<text:span text:style-name="T36">.0</text:span>/2; = 3.5</text:p>
      <text:p text:style-name="P26"/>
      <text:p text:style-name="P26">float a = 1000 * 1000 * 1000 * 1000 * 1000 * 1000; // dużo mniejszy wynik</text:p>
      <text:p text:style-name="P26">float b =<text:span text:style-name="T36"> (float)</text:span>1000 * 1000 * 1000 * 1000 * 1000 * 1000; //jeden arg Rzeczywisty = wymusza obliczenia R</text:p>
      <text:p text:style-name="P26"/>
      <text:p text:style-name="P27">3.-KREMENTACJA</text:p>
      <text:p text:style-name="P27">-pre <text:s/>zwraca nowa wartosc argumentu</text:p>
      <text:p text:style-name="P27">post- zwraca stara wartosc argumentu</text:p>
      <text:p text:style-name="P27">a=3</text:p>
      <text:p text:style-name="P27">b=a-- <text:tab/><text:tab/>stare=nowe</text:p>
      <text:p text:style-name="P27">3=3-1</text:p>
      <text:p text:style-name="P27">c <text:s text:c="6"/>= <text:s/>--b</text:p>
      <text:p text:style-name="P27">(b-1) = (b-1)<text:tab/>nowe=nowe</text:p>
      <text:p text:style-name="P27"/>
      <text:p text:style-name="P27">4. OPERATORY BITOWE<text:span text:style-name="T105">(uzupelnij</text:span></text:p>
      <text:p text:style-name="P27"/>
      <text:p text:style-name="P28">5.PORÓWNANIE</text:p>
      <text:p text:style-name="P28">a==1 //= czy a jest równe 1?</text:p>
      <text:p text:style-name="P28">operacje zmiennoprzecinkowe wykonywane są z</text:p>
      <text:p text:style-name="P28">pewnym przybliżeniem rzadko kiedy dwie zmienne typu float czy double są sobie równe.</text:p>
      <text:p text:style-name="P28"/>
      <text:p text:style-name="P28">float a, b, c;</text:p>
      <text:p text:style-name="P28">a = 1e10; /* tj. 10 do potęgi 10 */</text:p>
      <text:p text:style-name="P28">b = 1e-10; /* tj. 10 do potęgi -10 */</text:p>
      <text:p text:style-name="P28">c = b; /* c = b */ c = c + a; /* c = b + a (teoretycznie) */</text:p>
      <text:p text:style-name="P28">c = c - a; /* c = b + a - a = b (teoretycznie) */</text:p>
      <text:p text:style-name="P28">printf("%d\n", c == b); /* wypisze 0 */</text:p>
      <text:p text:style-name="P28"/>
      <text:p text:style-name="P28">EFEKTY UBOCZNE … np.A &amp;&amp; B jeśli A = 0 to nie sprawdza dalej bo już wie że 0</text:p>
      <text:p text:style-name="P29"/>
      <text:p text:style-name="P29">6. ZNAK ZAPYTANIA</text:p>
      <text:p text:style-name="P28">a ? b : c</text:p>
      <text:p text:style-name="P28">a=1 zwraca b</text:p>
      <text:p text:style-name="P28">a=0 zwraca c</text:p>
      <text:p text:style-name="P28"/>
      <text:p text:style-name="P28">NP: znajdowanie większej z dwóch liczb</text:p>
      <text:p text:style-name="P28">a = (b&gt;=c) ? b : c;</text:p>
      <text:p text:style-name="P28"/>
      <text:p text:style-name="P28">zwracanie modułu:</text:p>
      <text:p text:style-name="P28">a = a &lt; 0 ? -a : a;</text:p>
      <text:p text:style-name="P29"><text:soft-page-break/>7.PRZECINEK</text:p>
      <text:p text:style-name="P29">..</text:p>
      <text:p text:style-name="P29">8.SIZEOF rozmiwar w bajtach</text:p>
      <text:p text:style-name="P29">sizeof(typ)</text:p>
      <text:p text:style-name="P29">sizeof wyrażenie</text:p>
      <text:p text:style-name="P29"/>
      <text:p text:style-name="P29">9.inne [] , *, &amp;, . , → , ()</text:p>
      <text:p text:style-name="P29"/>
      <text:p text:style-name="P29">10.HIERARCHIA</text:p>
      <text:p text:style-name="P29">… wiki C str 53</text:p>
      <text:p text:style-name="P29"/>
      <text:p text:style-name="P29">== , &amp;</text:p>
      <text:p text:style-name="P29"><text:s/>NIE WIEMY KTÓRA WARTOŚĆ ARGUMENUT ZOSTANIE OBLIczONA NAJPIERW</text:p>
      <text:p text:style-name="P29">return foo(1) + foo(2)</text:p>
      <text:p text:style-name="P29">nie iwemy czy obliczy najpierw 1 czy 2</text:p>
      <text:p text:style-name="P29"/>
      <text:p text:style-name="P29">rozwiązanie: zmienne pomocnicze</text:p>
      <text:p text:style-name="P29">int tmp = foo(1);</text:p>
      <text:p text:style-name="P29">return tmp + foo(2);</text:p>
      <text:p text:style-name="P29"/>
      <text:p text:style-name="P29"/>
      <text:p text:style-name="P127">STRUKTURA PROGRAMOW:</text:p>
      <text:p text:style-name="P127">deklaracje:</text:p>
      <text:p text:style-name="P127">-definicje int x; indetnyfikaor <text:s/>i pamięc</text:p>
      <text:p text:style-name="P127">-referencja extern int x; indentyfikator bez pamieci</text:p>
      <text:p text:style-name="P127"/>
      <text:p text:style-name="P127">czas zycia – funckja/zmiena istnieje, przydzielana jest im pamiec</text:p>
      <text:p text:style-name="P127">-statyczne( w tym globalne):</text:p>
      <text:p text:style-name="P127"><text:tab/>- pamiec zarezerwowana w trakce dzialania prog</text:p>
      <text:p text:style-name="P127"><text:tab/>-inicjowane wart początkowymi przed rozpoczęciem prg; brak =0</text:p>
      <text:p text:style-name="P127"><text:tab/>- GLOBALNIE </text:p>
      <text:p text:style-name="P127"><text:tab/>+ SŁOWO KLUCZOWE : static</text:p>
      <text:p text:style-name="P127">-automatyczne(lokalne):</text:p>
      <text:p text:style-name="P127"><text:tab/>-reszta</text:p>
      <text:p text:style-name="P127"><text:tab/>-cza zycia zwiazany z instrukcja blokowaa</text:p>
      <text:p text:style-name="P127"><text:s/><text:tab/>- pamiec wejscie <text:s/>bloku wychodzenie z niego</text:p>
      <text:p text:style-name="P127"><text:tab/>- x wart pocz = wartosc nieokreslona</text:p>
      <text:p text:style-name="P127"><text:tab/>-pamiec przydzielana na stosie</text:p>
      <text:p text:style-name="P127"><text:tab/>ZMIENNE rejestrowe – register … - wskazówkę dla kompilatora,</text:p>
      <text:p text:style-name="P127">aby odwzorowywał zmienną w jeden z wolnych rejestrów</text:p>
      <text:p text:style-name="P127">procesora, zamiast w komórkę pamięci. Brak jest jednak</text:p>
      <text:p text:style-name="P127">gwarancji, że żądanie to zostanie zrealizowane.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15:07:24.519926443</dc:date>
    <meta:editing-duration>PT16H53M4S</meta:editing-duration>
    <meta:editing-cycles>16</meta:editing-cycles>
    <meta:generator>LibreOffice/5.4.3.2$Linux_X86_64 LibreOffice_project/40m0$Build-2</meta:generator>
    <meta:document-statistic meta:table-count="0" meta:image-count="0" meta:object-count="0" meta:page-count="13" meta:paragraph-count="481" meta:word-count="2894" meta:character-count="18420" meta:non-whitespace-character-count="15813"/>
  </office:meta>
</office:document-meta>
</file>